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85pt" fo:break-before="auto" style:use-optimal-row-height="false"/>
    </style:style>
    <style:style style:name="ro3" style:family="table-row">
      <style:table-row-properties style:row-height="19.25pt" fo:break-before="auto" style:use-optimal-row-height="false"/>
    </style:style>
    <style:style style:name="ro4" style:family="table-row">
      <style:table-row-properties style:row-height="18.06pt" fo:break-before="auto" style:use-optimal-row-height="false"/>
    </style:style>
    <style:style style:name="ro5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French </text:p>
          </table:table-cell>
          <table:table-cell table:style-name="ce1" table:number-columns-repeated="2"/>
          <table:table-cell/>
          <table:table-cell table:style-name="ce3" office:value-type="string" calcext:value-type="string">
            <text:p>French</text:p>
          </table:table-cell>
          <table:table-cell table:style-name="ce3"/>
          <table:table-cell table:number-columns-repeated="2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table:formula="of:=ROUND([.C2]/[.$C$2]*[.$J$2];0)" office:value-type="float" office:value="8414947" calcext:value-type="float">
            <text:p>8414947</text:p>
          </table:table-cell>
          <table:table-cell table:style-name="ce1" office:value-type="float" office:value="225947" calcext:value-type="float">
            <text:p>225947</text:p>
          </table:table-cell>
          <table:table-cell/>
          <table:table-cell table:style-name="ce3" office:value-type="string" calcext:value-type="string">
            <text:p>es</text:p>
          </table:table-cell>
          <table:table-cell table:style-name="ce3" table:formula="of:=ROUND([.G2]/[.$G$2]*[.$M$2];0)" office:value-type="float" office:value="2357988" calcext:value-type="float">
            <text:p>2357988</text:p>
          </table:table-cell>
          <table:table-cell office:value-type="float" office:value="15355" calcext:value-type="float">
            <text:p>1535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8414947" calcext:value-type="float">
            <text:p>8414947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357988" calcext:value-type="float">
            <text:p>2357988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table:formula="of:=ROUND([.C3]/[.$C$2]*[.$J$2];0)" office:value-type="float" office:value="4539737" calcext:value-type="float">
            <text:p>4539737</text:p>
          </table:table-cell>
          <table:table-cell table:style-name="ce1" office:value-type="float" office:value="121895" calcext:value-type="float">
            <text:p>121895</text:p>
          </table:table-cell>
          <table:table-cell/>
          <table:table-cell table:style-name="ce3" office:value-type="string" calcext:value-type="string">
            <text:p>en</text:p>
          </table:table-cell>
          <table:table-cell table:style-name="ce3" table:formula="of:=ROUND([.G3]/[.$G$2]*[.$M$2];0)" office:value-type="float" office:value="2183538" calcext:value-type="float">
            <text:p>2183538</text:p>
          </table:table-cell>
          <table:table-cell office:value-type="float" office:value="14219" calcext:value-type="float">
            <text:p>1421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4605610" calcext:value-type="float">
            <text:p>46056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ROUND([.C4]/[.$C$2]*[.$J$2];0)" office:value-type="float" office:value="4361529" calcext:value-type="float">
            <text:p>4361529</text:p>
          </table:table-cell>
          <table:table-cell table:style-name="ce1" office:value-type="float" office:value="117110" calcext:value-type="float">
            <text:p>117110</text:p>
          </table:table-cell>
          <table:table-cell/>
          <table:table-cell table:style-name="ce3" office:value-type="string" calcext:value-type="string">
            <text:p>le</text:p>
          </table:table-cell>
          <table:table-cell table:style-name="ce3" table:formula="of:=ROUND([.G4]/[.$G$2]*[.$M$2];0)" office:value-type="float" office:value="2110288" calcext:value-type="float">
            <text:p>2110288</text:p>
          </table:table-cell>
          <table:table-cell office:value-type="float" office:value="13742" calcext:value-type="float">
            <text:p>1374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578904" calcext:value-type="float">
            <text:p>55789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formula="of:=ROUND([.C5]/[.$C$2]*[.$J$2];0)" office:value-type="float" office:value="4300264" calcext:value-type="float">
            <text:p>4300264</text:p>
          </table:table-cell>
          <table:table-cell table:style-name="ce1" office:value-type="float" office:value="115465" calcext:value-type="float">
            <text:p>115465</text:p>
          </table:table-cell>
          <table:table-cell/>
          <table:table-cell table:style-name="ce3" office:value-type="string" calcext:value-type="string">
            <text:p>de</text:p>
          </table:table-cell>
          <table:table-cell table:style-name="ce3" table:formula="of:=ROUND([.G5]/[.$G$2]*[.$M$2];0)" office:value-type="float" office:value="2010778" calcext:value-type="float">
            <text:p>2010778</text:p>
          </table:table-cell>
          <table:table-cell office:value-type="float" office:value="13094" calcext:value-type="float">
            <text:p>13094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5078921" calcext:value-type="float">
            <text:p>50789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table:formula="of:=ROUND([.C6]/[.$C$2]*[.$J$2];0)" office:value-type="float" office:value="4137810" calcext:value-type="float">
            <text:p>4137810</text:p>
          </table:table-cell>
          <table:table-cell table:style-name="ce1" office:value-type="float" office:value="111103" calcext:value-type="float">
            <text:p>111103</text:p>
          </table:table-cell>
          <table:table-cell/>
          <table:table-cell table:style-name="ce3" office:value-type="string" calcext:value-type="string">
            <text:p>ai</text:p>
          </table:table-cell>
          <table:table-cell table:style-name="ce3" table:formula="of:=ROUND([.G6]/[.$G$2]*[.$M$2];0)" office:value-type="float" office:value="1980679" calcext:value-type="float">
            <text:p>1980679</text:p>
          </table:table-cell>
          <table:table-cell office:value-type="float" office:value="12898" calcext:value-type="float">
            <text:p>1289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6404526" calcext:value-type="float">
            <text:p>64045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table:formula="of:=ROUND([.C7]/[.$C$2]*[.$J$2];0)" office:value-type="float" office:value="4052487" calcext:value-type="float">
            <text:p>4052487</text:p>
          </table:table-cell>
          <table:table-cell table:style-name="ce1" office:value-type="float" office:value="108812" calcext:value-type="float">
            <text:p>108812</text:p>
          </table:table-cell>
          <table:table-cell/>
          <table:table-cell table:style-name="ce3" office:value-type="string" calcext:value-type="string">
            <text:p>re</text:p>
          </table:table-cell>
          <table:table-cell table:style-name="ce3" table:formula="of:=ROUND([.G7]/[.$G$2]*[.$M$2];0)" office:value-type="float" office:value="1911575" calcext:value-type="float">
            <text:p>1911575</text:p>
          </table:table-cell>
          <table:table-cell office:value-type="float" office:value="12448" calcext:value-type="float">
            <text:p>1244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788638" calcext:value-type="float">
            <text:p>47886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table:formula="of:=ROUND([.C8]/[.$C$2]*[.$J$2];0)" office:value-type="float" office:value="3742923" calcext:value-type="float">
            <text:p>3742923</text:p>
          </table:table-cell>
          <table:table-cell table:style-name="ce1" office:value-type="float" office:value="100500" calcext:value-type="float">
            <text:p>100500</text:p>
          </table:table-cell>
          <table:table-cell/>
          <table:table-cell table:style-name="ce3" office:value-type="string" calcext:value-type="string">
            <text:p>nt</text:p>
          </table:table-cell>
          <table:table-cell table:style-name="ce3" table:formula="of:=ROUND([.G8]/[.$G$2]*[.$M$2];0)" office:value-type="float" office:value="1840321" calcext:value-type="float">
            <text:p>1840321</text:p>
          </table:table-cell>
          <table:table-cell office:value-type="float" office:value="11984" calcext:value-type="float">
            <text:p>1198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207318" calcext:value-type="float">
            <text:p>42073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table:formula="of:=ROUND([.C9]/[.$C$2]*[.$J$2];0)" office:value-type="float" office:value="3604565" calcext:value-type="float">
            <text:p>3604565</text:p>
          </table:table-cell>
          <table:table-cell table:style-name="ce1" office:value-type="float" office:value="96785" calcext:value-type="float">
            <text:p>96785</text:p>
          </table:table-cell>
          <table:table-cell/>
          <table:table-cell table:style-name="ce3" office:value-type="string" calcext:value-type="string">
            <text:p>on</text:p>
          </table:table-cell>
          <table:table-cell table:style-name="ce3" table:formula="of:=ROUND([.G9]/[.$G$2]*[.$M$2];0)" office:value-type="float" office:value="1701038" calcext:value-type="float">
            <text:p>1701038</text:p>
          </table:table-cell>
          <table:table-cell office:value-type="float" office:value="11077" calcext:value-type="float">
            <text:p>11077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978884" calcext:value-type="float">
            <text:p>19788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table:formula="of:=ROUND([.C10]/[.$C$2]*[.$J$2];0)" office:value-type="float" office:value="3116048" calcext:value-type="float">
            <text:p>3116048</text:p>
          </table:table-cell>
          <table:table-cell table:style-name="ce1" office:value-type="float" office:value="83668" calcext:value-type="float">
            <text:p>83668</text:p>
          </table:table-cell>
          <table:table-cell/>
          <table:table-cell table:style-name="ce3" office:value-type="string" calcext:value-type="string">
            <text:p>qu</text:p>
          </table:table-cell>
          <table:table-cell table:style-name="ce3" table:formula="of:=ROUND([.G10]/[.$G$2]*[.$M$2];0)" office:value-type="float" office:value="1668482" calcext:value-type="float">
            <text:p>1668482</text:p>
          </table:table-cell>
          <table:table-cell office:value-type="float" office:value="10865" calcext:value-type="float">
            <text:p>1086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891489" calcext:value-type="float">
            <text:p>28914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table:formula="of:=ROUND([.C11]/[.$C$2]*[.$J$2];0)" office:value-type="float" office:value="3082306" calcext:value-type="float">
            <text:p>3082306</text:p>
          </table:table-cell>
          <table:table-cell table:style-name="ce1" office:value-type="float" office:value="82762" calcext:value-type="float">
            <text:p>82762</text:p>
          </table:table-cell>
          <table:table-cell/>
          <table:table-cell table:style-name="ce3" office:value-type="string" calcext:value-type="string">
            <text:p>ou</text:p>
          </table:table-cell>
          <table:table-cell table:style-name="ce3" table:formula="of:=ROUND([.G11]/[.$G$2]*[.$M$2];0)" office:value-type="float" office:value="1498946" calcext:value-type="float">
            <text:p>1498946</text:p>
          </table:table-cell>
          <table:table-cell office:value-type="float" office:value="9761" calcext:value-type="float">
            <text:p>976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151401" calcext:value-type="float">
            <text:p>51514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formula="of:=ROUND([.C12]/[.$C$2]*[.$J$2];0)" office:value-type="float" office:value="2095627" calcext:value-type="float">
            <text:p>2095627</text:p>
          </table:table-cell>
          <table:table-cell table:style-name="ce1" office:value-type="float" office:value="56269" calcext:value-type="float">
            <text:p>56269</text:p>
          </table:table-cell>
          <table:table-cell/>
          <table:table-cell table:style-name="ce3" office:value-type="string" calcext:value-type="string">
            <text:p>it</text:p>
          </table:table-cell>
          <table:table-cell table:style-name="ce3" table:formula="of:=ROUND([.G12]/[.$G$2]*[.$M$2];0)" office:value-type="float" office:value="1438442" calcext:value-type="float">
            <text:p>1438442</text:p>
          </table:table-cell>
          <table:table-cell office:value-type="float" office:value="9367" calcext:value-type="float">
            <text:p>936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669271" calcext:value-type="float">
            <text:p>26692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table:formula="of:=ROUND([.C13]/[.$C$2]*[.$J$2];0)" office:value-type="float" office:value="1862262" calcext:value-type="float">
            <text:p>1862262</text:p>
          </table:table-cell>
          <table:table-cell table:style-name="ce1" office:value-type="float" office:value="50003" calcext:value-type="float">
            <text:p>50003</text:p>
          </table:table-cell>
          <table:table-cell/>
          <table:table-cell table:style-name="ce3" office:value-type="string" calcext:value-type="string">
            <text:p>an</text:p>
          </table:table-cell>
          <table:table-cell table:style-name="ce3" table:formula="of:=ROUND([.G13]/[.$G$2]*[.$M$2];0)" office:value-type="float" office:value="1352599" calcext:value-type="float">
            <text:p>1352599</text:p>
          </table:table-cell>
          <table:table-cell office:value-type="float" office:value="8808" calcext:value-type="float">
            <text:p>880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131537" calcext:value-type="float">
            <text:p>21315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table:formula="of:=ROUND([.C14]/[.$C$2]*[.$J$2];0)" office:value-type="float" office:value="1725655" calcext:value-type="float">
            <text:p>1725655</text:p>
          </table:table-cell>
          <table:table-cell table:style-name="ce1" office:value-type="float" office:value="46335" calcext:value-type="float">
            <text:p>46335</text:p>
          </table:table-cell>
          <table:table-cell/>
          <table:table-cell table:style-name="ce3" office:value-type="string" calcext:value-type="string">
            <text:p>te</text:p>
          </table:table-cell>
          <table:table-cell table:style-name="ce3" table:formula="of:=ROUND([.G14]/[.$G$2]*[.$M$2];0)" office:value-type="float" office:value="1280424" calcext:value-type="float">
            <text:p>1280424</text:p>
          </table:table-cell>
          <table:table-cell office:value-type="float" office:value="8338" calcext:value-type="float">
            <text:p>833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414173" calcext:value-type="float">
            <text:p>14141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table:formula="of:=ROUND([.C15]/[.$C$2]*[.$J$2];0)" office:value-type="float" office:value="1695339" calcext:value-type="float">
            <text:p>1695339</text:p>
          </table:table-cell>
          <table:table-cell table:style-name="ce1" office:value-type="float" office:value="45521" calcext:value-type="float">
            <text:p>45521</text:p>
          </table:table-cell>
          <table:table-cell/>
          <table:table-cell table:style-name="ce3" office:value-type="string" calcext:value-type="string">
            <text:p>ur</text:p>
          </table:table-cell>
          <table:table-cell table:style-name="ce3" table:formula="of:=ROUND([.G15]/[.$G$2]*[.$M$2];0)" office:value-type="float" office:value="1271210" calcext:value-type="float">
            <text:p>1271210</text:p>
          </table:table-cell>
          <table:table-cell office:value-type="float" office:value="8278" calcext:value-type="float">
            <text:p>8278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776757" calcext:value-type="float">
            <text:p>17767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)</text:p>
          </table:table-cell>
          <table:table-cell table:style-name="ce1" table:formula="of:=ROUND([.C16]/[.$C$2]*[.$J$2];0)" office:value-type="float" office:value="1087719" calcext:value-type="float">
            <text:p>1087719</text:p>
          </table:table-cell>
          <table:table-cell table:style-name="ce1" office:value-type="float" office:value="29206" calcext:value-type="float">
            <text:p>29206</text:p>
          </table:table-cell>
          <table:table-cell office:value-type="string" calcext:value-type="string">
            <text:p>)</text:p>
          </table:table-cell>
          <table:table-cell table:style-name="ce3" office:value-type="string" calcext:value-type="string">
            <text:p>er</text:p>
          </table:table-cell>
          <table:table-cell table:style-name="ce3" table:formula="of:=ROUND([.G16]/[.$G$2]*[.$M$2];0)" office:value-type="float" office:value="1257542" calcext:value-type="float">
            <text:p>1257542</text:p>
          </table:table-cell>
          <table:table-cell office:value-type="float" office:value="8189" calcext:value-type="float">
            <text:p>81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table:formula="of:=ROUND([.C17]/[.$C$2]*[.$J$2];0)" office:value-type="float" office:value="930144" calcext:value-type="float">
            <text:p>930144</text:p>
          </table:table-cell>
          <table:table-cell table:style-name="ce1" office:value-type="float" office:value="24975" calcext:value-type="float">
            <text:p>24975</text:p>
          </table:table-cell>
          <table:table-cell/>
          <table:table-cell table:style-name="ce3" office:value-type="string" calcext:value-type="string">
            <text:p>is</text:p>
          </table:table-cell>
          <table:table-cell table:style-name="ce3" table:formula="of:=ROUND([.G17]/[.$G$2]*[.$M$2];0)" office:value-type="float" office:value="1184906" calcext:value-type="float">
            <text:p>1184906</text:p>
          </table:table-cell>
          <table:table-cell office:value-type="float" office:value="7716" calcext:value-type="float">
            <text:p>7716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737175" calcext:value-type="float">
            <text:p>7371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,</text:p>
          </table:table-cell>
          <table:table-cell table:style-name="ce1" table:formula="of:=ROUND([.C18]/[.$C$2]*[.$J$2];0)" office:value-type="float" office:value="825789" calcext:value-type="float">
            <text:p>825789</text:p>
          </table:table-cell>
          <table:table-cell table:style-name="ce1" office:value-type="float" office:value="22173" calcext:value-type="float">
            <text:p>22173</text:p>
          </table:table-cell>
          <table:table-cell/>
          <table:table-cell table:style-name="ce3" office:value-type="string" calcext:value-type="string">
            <text:p>me</text:p>
          </table:table-cell>
          <table:table-cell table:style-name="ce3" table:formula="of:=ROUND([.G18]/[.$G$2]*[.$M$2];0)" office:value-type="float" office:value="1092767" calcext:value-type="float">
            <text:p>1092767</text:p>
          </table:table-cell>
          <table:table-cell office:value-type="float" office:value="7116" calcext:value-type="float">
            <text:p>7116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965297" calcext:value-type="float">
            <text:p>9652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'</text:p>
          </table:table-cell>
          <table:table-cell table:style-name="ce1" table:formula="of:=ROUND([.C19]/[.$C$2]*[.$J$2];0)" office:value-type="float" office:value="817782" calcext:value-type="float">
            <text:p>817782</text:p>
          </table:table-cell>
          <table:table-cell table:style-name="ce1" office:value-type="float" office:value="21958" calcext:value-type="float">
            <text:p>21958</text:p>
          </table:table-cell>
          <table:table-cell/>
          <table:table-cell table:style-name="ce3" office:value-type="string" calcext:value-type="string">
            <text:p>la</text:p>
          </table:table-cell>
          <table:table-cell table:style-name="ce3" table:formula="of:=ROUND([.G19]/[.$G$2]*[.$M$2];0)" office:value-type="float" office:value="993104" calcext:value-type="float">
            <text:p>993104</text:p>
          </table:table-cell>
          <table:table-cell office:value-type="float" office:value="6467" calcext:value-type="float">
            <text:p>6467</text:p>
          </table:table-cell>
          <table:table-cell/>
          <table:table-cell office:value-type="string" calcext:value-type="string">
            <text:p>'</text:p>
          </table:table-cell>
          <table:table-cell office:value-type="float" office:value="214497" calcext:value-type="float">
            <text:p>2144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table:formula="of:=ROUND([.C20]/[.$C$2]*[.$J$2];0)" office:value-type="float" office:value="777969" calcext:value-type="float">
            <text:p>777969</text:p>
          </table:table-cell>
          <table:table-cell table:style-name="ce1" office:value-type="float" office:value="20889" calcext:value-type="float">
            <text:p>20889</text:p>
          </table:table-cell>
          <table:table-cell/>
          <table:table-cell table:style-name="ce3" office:value-type="string" calcext:value-type="string">
            <text:p>et</text:p>
          </table:table-cell>
          <table:table-cell table:style-name="ce3" table:formula="of:=ROUND([.G20]/[.$G$2]*[.$M$2];0)" office:value-type="float" office:value="987115" calcext:value-type="float">
            <text:p>987115</text:p>
          </table:table-cell>
          <table:table-cell office:value-type="float" office:value="6428" calcext:value-type="float">
            <text:p>6428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94769" calcext:value-type="float">
            <text:p>947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table:formula="of:=ROUND([.C21]/[.$C$2]*[.$J$2];0)" office:value-type="float" office:value="608961" calcext:value-type="float">
            <text:p>608961</text:p>
          </table:table-cell>
          <table:table-cell table:style-name="ce1" office:value-type="float" office:value="16351" calcext:value-type="float">
            <text:p>16351</text:p>
          </table:table-cell>
          <table:table-cell/>
          <table:table-cell table:style-name="ce3" office:value-type="string" calcext:value-type="string">
            <text:p>ue</text:p>
          </table:table-cell>
          <table:table-cell table:style-name="ce3" table:formula="of:=ROUND([.G21]/[.$G$2]*[.$M$2];0)" office:value-type="float" office:value="977594" calcext:value-type="float">
            <text:p>977594</text:p>
          </table:table-cell>
          <table:table-cell office:value-type="float" office:value="6366" calcext:value-type="float">
            <text:p>636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533800" calcext:value-type="float">
            <text:p>15338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" table:formula="of:=ROUND([.C22]/[.$C$2]*[.$J$2];0)" office:value-type="float" office:value="518460" calcext:value-type="float">
            <text:p>518460</text:p>
          </table:table-cell>
          <table:table-cell table:style-name="ce1" office:value-type="float" office:value="13921" calcext:value-type="float">
            <text:p>13921</text:p>
          </table:table-cell>
          <table:table-cell/>
          <table:table-cell table:style-name="ce3" office:value-type="string" calcext:value-type="string">
            <text:p>se</text:p>
          </table:table-cell>
          <table:table-cell table:style-name="ce3" table:formula="of:=ROUND([.G22]/[.$G$2]*[.$M$2];0)" office:value-type="float" office:value="967151" calcext:value-type="float">
            <text:p>967151</text:p>
          </table:table-cell>
          <table:table-cell office:value-type="float" office:value="6298" calcext:value-type="float">
            <text:p>6298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844365" calcext:value-type="float">
            <text:p>8443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ROUND([.C23]/[.$C$2]*[.$J$2];0)" office:value-type="float" office:value="514773" calcext:value-type="float">
            <text:p>514773</text:p>
          </table:table-cell>
          <table:table-cell table:style-name="ce1" office:value-type="float" office:value="13822" calcext:value-type="float">
            <text:p>13822</text:p>
          </table:table-cell>
          <table:table-cell/>
          <table:table-cell table:style-name="ce3" office:value-type="string" calcext:value-type="string">
            <text:p>in</text:p>
          </table:table-cell>
          <table:table-cell table:style-name="ce3" table:formula="of:=ROUND([.G23]/[.$G$2]*[.$M$2];0)" office:value-type="float" office:value="949798" calcext:value-type="float">
            <text:p>949798</text:p>
          </table:table-cell>
          <table:table-cell office:value-type="float" office:value="6185" calcext:value-type="float">
            <text:p>618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91190" calcext:value-type="float">
            <text:p>109119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table:formula="of:=ROUND([.C24]/[.$C$2]*[.$J$2];0)" office:value-type="float" office:value="494885" calcext:value-type="float">
            <text:p>494885</text:p>
          </table:table-cell>
          <table:table-cell table:style-name="ce1" office:value-type="float" office:value="13288" calcext:value-type="float">
            <text:p>13288</text:p>
          </table:table-cell>
          <table:table-cell/>
          <table:table-cell table:style-name="ce3" office:value-type="string" calcext:value-type="string">
            <text:p>co</text:p>
          </table:table-cell>
          <table:table-cell table:style-name="ce3" table:formula="of:=ROUND([.G24]/[.$G$2]*[.$M$2];0)" office:value-type="float" office:value="934596" calcext:value-type="float">
            <text:p>934596</text:p>
          </table:table-cell>
          <table:table-cell office:value-type="float" office:value="6086" calcext:value-type="float">
            <text:p>6086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446827" calcext:value-type="float">
            <text:p>14468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table:formula="of:=ROUND([.C25]/[.$C$2]*[.$J$2];0)" office:value-type="float" office:value="420772" calcext:value-type="float">
            <text:p>420772</text:p>
          </table:table-cell>
          <table:table-cell table:style-name="ce1" office:value-type="float" office:value="11298" calcext:value-type="float">
            <text:p>11298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table:formula="of:=ROUND([.G25]/[.$G$2]*[.$M$2];0)" office:value-type="float" office:value="933367" calcext:value-type="float">
            <text:p>933367</text:p>
          </table:table-cell>
          <table:table-cell office:value-type="float" office:value="6078" calcext:value-type="float">
            <text:p>607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483552" calcext:value-type="float">
            <text:p>3483552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j</text:p>
          </table:table-cell>
          <table:table-cell table:style-name="ce1" table:formula="of:=ROUND([.C26]/[.$C$2]*[.$J$2];0)" office:value-type="float" office:value="311016" calcext:value-type="float">
            <text:p>311016</text:p>
          </table:table-cell>
          <table:table-cell table:style-name="ce1" office:value-type="float" office:value="8351" calcext:value-type="float">
            <text:p>8351</text:p>
          </table:table-cell>
          <table:table-cell/>
          <table:table-cell table:style-name="ce3" office:value-type="string" calcext:value-type="string">
            <text:p>ne</text:p>
          </table:table-cell>
          <table:table-cell table:style-name="ce3" table:formula="of:=ROUND([.G26]/[.$G$2]*[.$M$2];0)" office:value-type="float" office:value="906647" calcext:value-type="float">
            <text:p>906647</text:p>
          </table:table-cell>
          <table:table-cell office:value-type="float" office:value="5904" calcext:value-type="float">
            <text:p>590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12266" calcext:value-type="float">
            <text:p>112266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{</text:p>
          </table:table-cell>
          <table:table-cell table:style-name="ce1" table:formula="of:=ROUND([.C27]/[.$C$2]*[.$J$2];0)" office:value-type="float" office:value="277423" calcext:value-type="float">
            <text:p>277423</text:p>
          </table:table-cell>
          <table:table-cell table:style-name="ce1" office:value-type="float" office:value="7449" calcext:value-type="float">
            <text:p>7449</text:p>
          </table:table-cell>
          <table:table-cell office:value-type="string" calcext:value-type="string">
            <text:p>{</text:p>
          </table:table-cell>
          <table:table-cell table:style-name="ce3" office:value-type="string" calcext:value-type="string">
            <text:p>pa</text:p>
          </table:table-cell>
          <table:table-cell table:style-name="ce3" table:formula="of:=ROUND([.G27]/[.$G$2]*[.$M$2];0)" office:value-type="float" office:value="845682" calcext:value-type="float">
            <text:p>845682</text:p>
          </table:table-cell>
          <table:table-cell office:value-type="float" office:value="5507" calcext:value-type="float">
            <text:p>5507</text:p>
          </table:table-cell>
          <table:table-cell table:number-columns-repeated="6"/>
        </table:table-row>
        <table:table-row table:style-name="ro4">
          <table:table-cell table:style-name="ce1" office:value-type="string" calcext:value-type="string">
            <text:p>-</text:p>
          </table:table-cell>
          <table:table-cell table:style-name="ce1" table:formula="of:=ROUND([.C28]/[.$C$2]*[.$J$2];0)" office:value-type="float" office:value="256493" calcext:value-type="float">
            <text:p>256493</text:p>
          </table:table-cell>
          <table:table-cell table:style-name="ce1" office:value-type="float" office:value="6887" calcext:value-type="float">
            <text:p>6887</text:p>
          </table:table-cell>
          <table:table-cell/>
          <table:table-cell table:style-name="ce3" office:value-type="string" calcext:value-type="string">
            <text:p>ns</text:p>
          </table:table-cell>
          <table:table-cell table:style-name="ce3" table:formula="of:=ROUND([.G28]/[.$G$2]*[.$M$2];0)" office:value-type="float" office:value="844146" calcext:value-type="float">
            <text:p>844146</text:p>
          </table:table-cell>
          <table:table-cell office:value-type="float" office:value="5497" calcext:value-type="float">
            <text:p>5497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32142" calcext:value-type="float">
            <text:p>2321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formula="of:=ROUND([.C29]/[.$C$2]*[.$J$2];0)" office:value-type="float" office:value="220777" calcext:value-type="float">
            <text:p>220777</text:p>
          </table:table-cell>
          <table:table-cell table:style-name="ce1" office:value-type="float" office:value="5928" calcext:value-type="float">
            <text:p>5928</text:p>
          </table:table-cell>
          <table:table-cell/>
          <table:table-cell table:style-name="ce3" office:value-type="string" calcext:value-type="string">
            <text:p>ti</text:p>
          </table:table-cell>
          <table:table-cell table:style-name="ce3" table:formula="of:=ROUND([.G29]/[.$G$2]*[.$M$2];0)" office:value-type="float" office:value="843224" calcext:value-type="float">
            <text:p>843224</text:p>
          </table:table-cell>
          <table:table-cell office:value-type="float" office:value="5491" calcext:value-type="float">
            <text:p>549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89486" calcext:value-type="float">
            <text:p>1894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table:formula="of:=ROUND([.C30]/[.$C$2]*[.$J$2];0)" office:value-type="float" office:value="175973" calcext:value-type="float">
            <text:p>175973</text:p>
          </table:table-cell>
          <table:table-cell table:style-name="ce1" office:value-type="float" office:value="4725" calcext:value-type="float">
            <text:p>4725</text:p>
          </table:table-cell>
          <table:table-cell/>
          <table:table-cell table:style-name="ce3" office:value-type="string" calcext:value-type="string">
            <text:p>il</text:p>
          </table:table-cell>
          <table:table-cell table:style-name="ce3" table:formula="of:=ROUND([.G30]/[.$G$2]*[.$M$2];0)" office:value-type="float" office:value="843224" calcext:value-type="float">
            <text:p>843224</text:p>
          </table:table-cell>
          <table:table-cell office:value-type="float" office:value="5491" calcext:value-type="float">
            <text:p>549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290603" calcext:value-type="float">
            <text:p>12906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(</text:p>
          </table:table-cell>
          <table:table-cell table:style-name="ce1" table:formula="of:=ROUND([.C31]/[.$C$2]*[.$J$2];0)" office:value-type="float" office:value="154931" calcext:value-type="float">
            <text:p>154931</text:p>
          </table:table-cell>
          <table:table-cell table:style-name="ce1" office:value-type="float" office:value="4160" calcext:value-type="float">
            <text:p>4160</text:p>
          </table:table-cell>
          <table:table-cell office:value-type="string" calcext:value-type="string">
            <text:p>(</text:p>
          </table:table-cell>
          <table:table-cell table:style-name="ce3" office:value-type="string" calcext:value-type="string">
            <text:p>un</text:p>
          </table:table-cell>
          <table:table-cell table:style-name="ce3" table:formula="of:=ROUND([.G31]/[.$G$2]*[.$M$2];0)" office:value-type="float" office:value="815736" calcext:value-type="float">
            <text:p>815736</text:p>
          </table:table-cell>
          <table:table-cell office:value-type="float" office:value="5312" calcext:value-type="float">
            <text:p>53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style-name="ce1" table:formula="of:=ROUND([.C32]/[.$C$2]*[.$J$2];0)" office:value-type="float" office:value="128302" calcext:value-type="float">
            <text:p>128302</text:p>
          </table:table-cell>
          <table:table-cell table:style-name="ce1" office:value-type="float" office:value="3445" calcext:value-type="float">
            <text:p>3445</text:p>
          </table:table-cell>
          <table:table-cell office:value-type="string" calcext:value-type="string">
            <text:p>}</text:p>
          </table:table-cell>
          <table:table-cell table:style-name="ce3" office:value-type="string" calcext:value-type="string">
            <text:p>ie</text:p>
          </table:table-cell>
          <table:table-cell table:style-name="ce3" table:formula="of:=ROUND([.G32]/[.$G$2]*[.$M$2];0)" office:value-type="float" office:value="810208" calcext:value-type="float">
            <text:p>810208</text:p>
          </table:table-cell>
          <table:table-cell office:value-type="float" office:value="5276" calcext:value-type="float">
            <text:p>52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1" table:formula="of:=ROUND([.C33]/[.$C$2]*[.$J$2];0)" office:value-type="float" office:value="123870" calcext:value-type="float">
            <text:p>123870</text:p>
          </table:table-cell>
          <table:table-cell table:style-name="ce1" office:value-type="float" office:value="3326" calcext:value-type="float">
            <text:p>3326</text:p>
          </table:table-cell>
          <table:table-cell/>
          <table:table-cell table:style-name="ce3" office:value-type="string" calcext:value-type="string">
            <text:p>ra</text:p>
          </table:table-cell>
          <table:table-cell table:style-name="ce3" table:formula="of:=ROUND([.G33]/[.$G$2]*[.$M$2];0)" office:value-type="float" office:value="804833" calcext:value-type="float">
            <text:p>804833</text:p>
          </table:table-cell>
          <table:table-cell office:value-type="float" office:value="5241" calcext:value-type="float">
            <text:p>5241</text:p>
          </table:table-cell>
          <table:table-cell/>
          <table:table-cell office:value-type="string" calcext:value-type="string">
            <text:p>"</text:p>
          </table:table-cell>
          <table:table-cell office:value-type="float" office:value="220181" calcext:value-type="float">
            <text:p>2201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1" table:formula="of:=ROUND([.C34]/[.$C$2]*[.$J$2];0)" office:value-type="float" office:value="77950" calcext:value-type="float">
            <text:p>77950</text:p>
          </table:table-cell>
          <table:table-cell table:style-name="ce1" office:value-type="float" office:value="2093" calcext:value-type="float">
            <text:p>2093</text:p>
          </table:table-cell>
          <table:table-cell/>
          <table:table-cell table:style-name="ce3" office:value-type="string" calcext:value-type="string">
            <text:p>eu</text:p>
          </table:table-cell>
          <table:table-cell table:style-name="ce3" table:formula="of:=ROUND([.G34]/[.$G$2]*[.$M$2];0)" office:value-type="float" office:value="802683" calcext:value-type="float">
            <text:p>802683</text:p>
          </table:table-cell>
          <table:table-cell office:value-type="float" office:value="5227" calcext:value-type="float">
            <text:p>5227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69773" calcext:value-type="float">
            <text:p>697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table:formula="of:=ROUND([.C35]/[.$C$2]*[.$J$2];0)" office:value-type="float" office:value="71581" calcext:value-type="float">
            <text:p>71581</text:p>
          </table:table-cell>
          <table:table-cell table:style-name="ce1" office:value-type="float" office:value="1922" calcext:value-type="float">
            <text:p>1922</text:p>
          </table:table-cell>
          <table:table-cell/>
          <table:table-cell table:style-name="ce3" office:value-type="string" calcext:value-type="string">
            <text:p>us</text:p>
          </table:table-cell>
          <table:table-cell table:style-name="ce3" table:formula="of:=ROUND([.G35]/[.$G$2]*[.$M$2];0)" office:value-type="float" office:value="750011" calcext:value-type="float">
            <text:p>750011</text:p>
          </table:table-cell>
          <table:table-cell office:value-type="float" office:value="4884" calcext:value-type="float">
            <text:p>4884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86682" calcext:value-type="float">
            <text:p>8668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table:formula="of:=ROUND([.C36]/[.$C$2]*[.$J$2];0)" office:value-type="float" office:value="65064" calcext:value-type="float">
            <text:p>65064</text:p>
          </table:table-cell>
          <table:table-cell table:style-name="ce1" office:value-type="float" office:value="1747" calcext:value-type="float">
            <text:p>1747</text:p>
          </table:table-cell>
          <table:table-cell/>
          <table:table-cell table:style-name="ce3" office:value-type="string" calcext:value-type="string">
            <text:p>tr</text:p>
          </table:table-cell>
          <table:table-cell table:style-name="ce3" table:formula="of:=ROUND([.G36]/[.$G$2]*[.$M$2];0)" office:value-type="float" office:value="742486" calcext:value-type="float">
            <text:p>742486</text:p>
          </table:table-cell>
          <table:table-cell office:value-type="float" office:value="4835" calcext:value-type="float">
            <text:p>483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279235" calcext:value-type="float">
            <text:p>12792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</text:p>
          </table:table-cell>
          <table:table-cell table:style-name="ce1" table:formula="of:=ROUND([.C37]/[.$C$2]*[.$J$2];0)" office:value-type="float" office:value="48639" calcext:value-type="float">
            <text:p>48639</text:p>
          </table:table-cell>
          <table:table-cell table:style-name="ce1" office:value-type="float" office:value="1306" calcext:value-type="float">
            <text:p>1306</text:p>
          </table:table-cell>
          <table:table-cell office:value-type="string" calcext:value-type="string">
            <text:p>[</text:p>
          </table:table-cell>
          <table:table-cell table:style-name="ce3" office:value-type="string" calcext:value-type="string">
            <text:p>el</text:p>
          </table:table-cell>
          <table:table-cell table:style-name="ce3" table:formula="of:=ROUND([.G37]/[.$G$2]*[.$M$2];0)" office:value-type="float" office:value="733579" calcext:value-type="float">
            <text:p>733579</text:p>
          </table:table-cell>
          <table:table-cell office:value-type="float" office:value="4777" calcext:value-type="float">
            <text:p>4777</text:p>
          </table:table-cell>
          <table:table-cell table:number-columns-repeated="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ROUND([.C38]/[.$C$2]*[.$J$2];0)" office:value-type="float" office:value="43686" calcext:value-type="float">
            <text:p>43686</text:p>
          </table:table-cell>
          <table:table-cell table:style-name="ce1" office:value-type="float" office:value="1173" calcext:value-type="float">
            <text:p>1173</text:p>
          </table:table-cell>
          <table:table-cell/>
          <table:table-cell table:style-name="ce3" office:value-type="string" calcext:value-type="string">
            <text:p>au</text:p>
          </table:table-cell>
          <table:table-cell table:style-name="ce3" table:formula="of:=ROUND([.G38]/[.$G$2]*[.$M$2];0)" office:value-type="float" office:value="704402" calcext:value-type="float">
            <text:p>704402</text:p>
          </table:table-cell>
          <table:table-cell office:value-type="float" office:value="4587" calcext:value-type="float">
            <text:p>45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/</text:p>
          </table:table-cell>
          <table:table-cell table:style-name="ce1" table:formula="of:=ROUND([.C39]/[.$C$2]*[.$J$2];0)" office:value-type="float" office:value="42494" calcext:value-type="float">
            <text:p>42494</text:p>
          </table:table-cell>
          <table:table-cell table:style-name="ce1" office:value-type="float" office:value="1141" calcext:value-type="float">
            <text:p>1141</text:p>
          </table:table-cell>
          <table:table-cell/>
          <table:table-cell table:style-name="ce3" office:value-type="string" calcext:value-type="string">
            <text:p>ma</text:p>
          </table:table-cell>
          <table:table-cell table:style-name="ce3" table:formula="of:=ROUND([.G39]/[.$G$2]*[.$M$2];0)" office:value-type="float" office:value="693038" calcext:value-type="float">
            <text:p>693038</text:p>
          </table:table-cell>
          <table:table-cell office:value-type="float" office:value="4513" calcext:value-type="float">
            <text:p>4513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68010" calcext:value-type="float">
            <text:p>680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?</text:p>
          </table:table-cell>
          <table:table-cell table:style-name="ce1" table:formula="of:=ROUND([.C40]/[.$C$2]*[.$J$2];0)" office:value-type="float" office:value="40707" calcext:value-type="float">
            <text:p>40707</text:p>
          </table:table-cell>
          <table:table-cell table:style-name="ce1" office:value-type="float" office:value="1093" calcext:value-type="float">
            <text:p>1093</text:p>
          </table:table-cell>
          <table:table-cell/>
          <table:table-cell table:style-name="ce3" office:value-type="string" calcext:value-type="string">
            <text:p>ar</text:p>
          </table:table-cell>
          <table:table-cell table:style-name="ce3" table:formula="of:=ROUND([.G40]/[.$G$2]*[.$M$2];0)" office:value-type="float" office:value="683210" calcext:value-type="float">
            <text:p>683210</text:p>
          </table:table-cell>
          <table:table-cell office:value-type="float" office:value="4449" calcext:value-type="float">
            <text:p>4449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50660" calcext:value-type="float">
            <text:p>506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;</text:p>
          </table:table-cell>
          <table:table-cell table:style-name="ce1" table:formula="of:=ROUND([.C41]/[.$C$2]*[.$J$2];0)" office:value-type="float" office:value="35083" calcext:value-type="float">
            <text:p>35083</text:p>
          </table:table-cell>
          <table:table-cell table:style-name="ce1" office:value-type="float" office:value="942" calcext:value-type="float">
            <text:p>942</text:p>
          </table:table-cell>
          <table:table-cell/>
          <table:table-cell table:style-name="ce3" office:value-type="string" calcext:value-type="string">
            <text:p>po</text:p>
          </table:table-cell>
          <table:table-cell table:style-name="ce3" table:formula="of:=ROUND([.G41]/[.$G$2]*[.$M$2];0)" office:value-type="float" office:value="649733" calcext:value-type="float">
            <text:p>649733</text:p>
          </table:table-cell>
          <table:table-cell office:value-type="float" office:value="4231" calcext:value-type="float">
            <text:p>4231</text:p>
          </table:table-cell>
          <table:table-cell/>
          <table:table-cell office:value-type="string" calcext:value-type="string">
            <text:p>;</text:p>
          </table:table-cell>
          <table:table-cell office:value-type="float" office:value="171181" calcext:value-type="float">
            <text:p>1711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style-name="ce1" table:formula="of:=ROUND([.C42]/[.$C$2]*[.$J$2];0)" office:value-type="float" office:value="33146" calcext:value-type="float">
            <text:p>33146</text:p>
          </table:table-cell>
          <table:table-cell table:style-name="ce1" office:value-type="float" office:value="890" calcext:value-type="float">
            <text:p>890</text:p>
          </table:table-cell>
          <table:table-cell office:value-type="string" calcext:value-type="string">
            <text:p>]</text:p>
          </table:table-cell>
          <table:table-cell table:style-name="ce3" office:value-type="string" calcext:value-type="string">
            <text:p>ui</text:p>
          </table:table-cell>
          <table:table-cell table:style-name="ce3" table:formula="of:=ROUND([.G42]/[.$G$2]*[.$M$2];0)" office:value-type="float" office:value="646969" calcext:value-type="float">
            <text:p>646969</text:p>
          </table:table-cell>
          <table:table-cell office:value-type="float" office:value="4213" calcext:value-type="float">
            <text:p>42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1" table:formula="of:=ROUND([.C43]/[.$C$2]*[.$J$2];0)" office:value-type="float" office:value="32662" calcext:value-type="float">
            <text:p>32662</text:p>
          </table:table-cell>
          <table:table-cell table:style-name="ce1" office:value-type="float" office:value="877" calcext:value-type="float">
            <text:p>877</text:p>
          </table:table-cell>
          <table:table-cell/>
          <table:table-cell table:style-name="ce3" office:value-type="string" calcext:value-type="string">
            <text:p>ve</text:p>
          </table:table-cell>
          <table:table-cell table:style-name="ce3" table:formula="of:=ROUND([.G43]/[.$G$2]*[.$M$2];0)" office:value-type="float" office:value="638676" calcext:value-type="float">
            <text:p>638676</text:p>
          </table:table-cell>
          <table:table-cell office:value-type="float" office:value="4159" calcext:value-type="float">
            <text:p>4159</text:p>
          </table:table-cell>
          <table:table-cell/>
          <table:table-cell office:value-type="string" calcext:value-type="string">
            <text:p>!</text:p>
          </table:table-cell>
          <table:table-cell office:value-type="float" office:value="53555" calcext:value-type="float">
            <text:p>5355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ROUND([.C44]/[.$C$2]*[.$J$2];0)" office:value-type="float" office:value="29124" calcext:value-type="float">
            <text:p>29124</text:p>
          </table:table-cell>
          <table:table-cell table:style-name="ce1" office:value-type="float" office:value="782" calcext:value-type="float">
            <text:p>782</text:p>
          </table:table-cell>
          <table:table-cell/>
          <table:table-cell table:style-name="ce3" office:value-type="string" calcext:value-type="string">
            <text:p>ll</text:p>
          </table:table-cell>
          <table:table-cell table:style-name="ce3" table:formula="of:=ROUND([.G44]/[.$G$2]*[.$M$2];0)" office:value-type="float" office:value="637294" calcext:value-type="float">
            <text:p>637294</text:p>
          </table:table-cell>
          <table:table-cell office:value-type="float" office:value="4150" calcext:value-type="float">
            <text:p>41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table:formula="of:=ROUND([.C45]/[.$C$2]*[.$J$2];0)" office:value-type="float" office:value="27746" calcext:value-type="float">
            <text:p>27746</text:p>
          </table:table-cell>
          <table:table-cell table:style-name="ce1" office:value-type="float" office:value="745" calcext:value-type="float">
            <text:p>745</text:p>
          </table:table-cell>
          <table:table-cell/>
          <table:table-cell table:style-name="ce3" office:value-type="string" calcext:value-type="string">
            <text:p>ta</text:p>
          </table:table-cell>
          <table:table-cell table:style-name="ce3" table:formula="of:=ROUND([.G45]/[.$G$2]*[.$M$2];0)" office:value-type="float" office:value="634683" calcext:value-type="float">
            <text:p>634683</text:p>
          </table:table-cell>
          <table:table-cell office:value-type="float" office:value="4133" calcext:value-type="float">
            <text:p>4133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536896" calcext:value-type="float">
            <text:p>536896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ROUND([.C46]/[.$C$2]*[.$J$2];0)" office:value-type="float" office:value="27001" calcext:value-type="float">
            <text:p>27001</text:p>
          </table:table-cell>
          <table:table-cell table:style-name="ce1" office:value-type="float" office:value="725" calcext:value-type="float">
            <text:p>725</text:p>
          </table:table-cell>
          <table:table-cell/>
          <table:table-cell table:style-name="ce3" office:value-type="string" calcext:value-type="string">
            <text:p>ir</text:p>
          </table:table-cell>
          <table:table-cell table:style-name="ce3" table:formula="of:=ROUND([.G46]/[.$G$2]*[.$M$2];0)" office:value-type="float" office:value="621630" calcext:value-type="float">
            <text:p>621630</text:p>
          </table:table-cell>
          <table:table-cell office:value-type="float" office:value="4048" calcext:value-type="float">
            <text:p>40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î</text:p>
          </table:table-cell>
          <table:table-cell table:style-name="ce1" table:formula="of:=ROUND([.C47]/[.$C$2]*[.$J$2];0)" office:value-type="float" office:value="25884" calcext:value-type="float">
            <text:p>25884</text:p>
          </table:table-cell>
          <table:table-cell table:style-name="ce1" office:value-type="float" office:value="695" calcext:value-type="float">
            <text:p>695</text:p>
          </table:table-cell>
          <table:table-cell/>
          <table:table-cell table:style-name="ce3" office:value-type="string" calcext:value-type="string">
            <text:p>st</text:p>
          </table:table-cell>
          <table:table-cell table:style-name="ce3" table:formula="of:=ROUND([.G47]/[.$G$2]*[.$M$2];0)" office:value-type="float" office:value="592146" calcext:value-type="float">
            <text:p>592146</text:p>
          </table:table-cell>
          <table:table-cell office:value-type="float" office:value="3856" calcext:value-type="float">
            <text:p>3856</text:p>
          </table:table-cell>
          <table:table-cell table:number-columns-repeated="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ROUND([.C48]/[.$C$2]*[.$J$2];0)" office:value-type="float" office:value="18175" calcext:value-type="float">
            <text:p>18175</text:p>
          </table:table-cell>
          <table:table-cell table:style-name="ce1" office:value-type="float" office:value="488" calcext:value-type="float">
            <text:p>488</text:p>
          </table:table-cell>
          <table:table-cell/>
          <table:table-cell table:style-name="ce3" office:value-type="string" calcext:value-type="string">
            <text:p>so</text:p>
          </table:table-cell>
          <table:table-cell table:style-name="ce3" table:formula="of:=ROUND([.G48]/[.$G$2]*[.$M$2];0)" office:value-type="float" office:value="589996" calcext:value-type="float">
            <text:p>589996</text:p>
          </table:table-cell>
          <table:table-cell office:value-type="float" office:value="3842" calcext:value-type="float">
            <text:p>3842</text:p>
          </table:table-cell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ROUND([.C49]/[.$C$2]*[.$J$2];0)" office:value-type="float" office:value="10577" calcext:value-type="float">
            <text:p>10577</text:p>
          </table:table-cell>
          <table:table-cell table:style-name="ce1" office:value-type="float" office:value="284" calcext:value-type="float">
            <text:p>284</text:p>
          </table:table-cell>
          <table:table-cell/>
          <table:table-cell table:style-name="ce3" office:value-type="string" calcext:value-type="string">
            <text:p>pr</text:p>
          </table:table-cell>
          <table:table-cell table:style-name="ce3" table:formula="of:=ROUND([.G49]/[.$G$2]*[.$M$2];0)" office:value-type="float" office:value="589382" calcext:value-type="float">
            <text:p>589382</text:p>
          </table:table-cell>
          <table:table-cell office:value-type="float" office:value="3838" calcext:value-type="float">
            <text:p>3838</text:p>
          </table:table-cell>
          <table:table-cell table:number-columns-repeated="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ROUND([.C50]/[.$C$2]*[.$J$2];0)" office:value-type="float" office:value="10465" calcext:value-type="float">
            <text:p>10465</text:p>
          </table:table-cell>
          <table:table-cell table:style-name="ce1" office:value-type="float" office:value="281" calcext:value-type="float">
            <text:p>281</text:p>
          </table:table-cell>
          <table:table-cell/>
          <table:table-cell table:style-name="ce3" office:value-type="string" calcext:value-type="string">
            <text:p>si</text:p>
          </table:table-cell>
          <table:table-cell table:style-name="ce3" table:formula="of:=ROUND([.G50]/[.$G$2]*[.$M$2];0)" office:value-type="float" office:value="583546" calcext:value-type="float">
            <text:p>583546</text:p>
          </table:table-cell>
          <table:table-cell office:value-type="float" office:value="3800" calcext:value-type="float">
            <text:p>3800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ROUND([.C51]/[.$C$2]*[.$J$2];0)" office:value-type="float" office:value="8752" calcext:value-type="float">
            <text:p>8752</text:p>
          </table:table-cell>
          <table:table-cell table:style-name="ce1" office:value-type="float" office:value="235" calcext:value-type="float">
            <text:p>235</text:p>
          </table:table-cell>
          <table:table-cell/>
          <table:table-cell table:style-name="ce3" office:value-type="string" calcext:value-type="string">
            <text:p>oi</text:p>
          </table:table-cell>
          <table:table-cell table:style-name="ce3" table:formula="of:=ROUND([.G51]/[.$G$2]*[.$M$2];0)" office:value-type="float" office:value="582164" calcext:value-type="float">
            <text:p>582164</text:p>
          </table:table-cell>
          <table:table-cell office:value-type="float" office:value="3791" calcext:value-type="float">
            <text:p>3791</text:p>
          </table:table-cell>
          <table:table-cell table:number-columns-repeated="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ROUND([.C52]/[.$C$2]*[.$J$2];0)" office:value-type="float" office:value="7411" calcext:value-type="float">
            <text:p>7411</text:p>
          </table:table-cell>
          <table:table-cell table:style-name="ce1" office:value-type="float" office:value="199" calcext:value-type="float">
            <text:p>199</text:p>
          </table:table-cell>
          <table:table-cell/>
          <table:table-cell table:style-name="ce3" office:value-type="string" calcext:value-type="string">
            <text:p>ri</text:p>
          </table:table-cell>
          <table:table-cell table:style-name="ce3" table:formula="of:=ROUND([.G52]/[.$G$2]*[.$M$2];0)" office:value-type="float" office:value="577404" calcext:value-type="float">
            <text:p>577404</text:p>
          </table:table-cell>
          <table:table-cell office:value-type="float" office:value="3760" calcext:value-type="float">
            <text:p>3760</text:p>
          </table:table-cell>
          <table:table-cell table:number-columns-repeated="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ROUND([.C53]/[.$C$2]*[.$J$2];0)" office:value-type="float" office:value="7374" calcext:value-type="float">
            <text:p>7374</text:p>
          </table:table-cell>
          <table:table-cell table:style-name="ce1" office:value-type="float" office:value="198" calcext:value-type="float">
            <text:p>198</text:p>
          </table:table-cell>
          <table:table-cell/>
          <table:table-cell table:style-name="ce3" office:value-type="string" calcext:value-type="string">
            <text:p>em</text:p>
          </table:table-cell>
          <table:table-cell table:style-name="ce3" table:formula="of:=ROUND([.G53]/[.$G$2]*[.$M$2];0)" office:value-type="float" office:value="567422" calcext:value-type="float">
            <text:p>567422</text:p>
          </table:table-cell>
          <table:table-cell office:value-type="float" office:value="3695" calcext:value-type="float">
            <text:p>3695</text:p>
          </table:table-cell>
          <table:table-cell table:number-columns-repeated="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ROUND([.C54]/[.$C$2]*[.$J$2];0)" office:value-type="float" office:value="6815" calcext:value-type="float">
            <text:p>6815</text:p>
          </table:table-cell>
          <table:table-cell table:style-name="ce1" office:value-type="float" office:value="183" calcext:value-type="float">
            <text:p>183</text:p>
          </table:table-cell>
          <table:table-cell/>
          <table:table-cell table:style-name="ce3" office:value-type="string" calcext:value-type="string">
            <text:p>sa</text:p>
          </table:table-cell>
          <table:table-cell table:style-name="ce3" table:formula="of:=ROUND([.G54]/[.$G$2]*[.$M$2];0)" office:value-type="float" office:value="566961" calcext:value-type="float">
            <text:p>566961</text:p>
          </table:table-cell>
          <table:table-cell office:value-type="float" office:value="3692" calcext:value-type="float">
            <text:p>36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" table:formula="of:=ROUND([.C55]/[.$C$2]*[.$J$2];0)" office:value-type="float" office:value="5512" calcext:value-type="float">
            <text:p>5512</text:p>
          </table:table-cell>
          <table:table-cell table:style-name="ce1" office:value-type="float" office:value="148" calcext:value-type="float">
            <text:p>148</text:p>
          </table:table-cell>
          <table:table-cell/>
          <table:table-cell table:style-name="ce3" office:value-type="string" calcext:value-type="string">
            <text:p>ut</text:p>
          </table:table-cell>
          <table:table-cell table:style-name="ce3" table:formula="of:=ROUND([.G55]/[.$G$2]*[.$M$2];0)" office:value-type="float" office:value="560665" calcext:value-type="float">
            <text:p>560665</text:p>
          </table:table-cell>
          <table:table-cell office:value-type="float" office:value="3651" calcext:value-type="float">
            <text:p>36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œ</text:p>
          </table:table-cell>
          <table:table-cell table:style-name="ce1" table:formula="of:=ROUND([.C56]/[.$C$2]*[.$J$2];0)" office:value-type="float" office:value="4022" calcext:value-type="float">
            <text:p>4022</text:p>
          </table:table-cell>
          <table:table-cell table:style-name="ce1" office:value-type="float" office:value="108" calcext:value-type="float">
            <text:p>108</text:p>
          </table:table-cell>
          <table:table-cell/>
          <table:table-cell table:style-name="ce3" office:value-type="string" calcext:value-type="string">
            <text:p>ss</text:p>
          </table:table-cell>
          <table:table-cell table:style-name="ce3" table:formula="of:=ROUND([.G56]/[.$G$2]*[.$M$2];0)" office:value-type="float" office:value="549301" calcext:value-type="float">
            <text:p>549301</text:p>
          </table:table-cell>
          <table:table-cell office:value-type="float" office:value="3577" calcext:value-type="float">
            <text:p>35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ï</text:p>
          </table:table-cell>
          <table:table-cell table:style-name="ce1" table:formula="of:=ROUND([.C57]/[.$C$2]*[.$J$2];0)" office:value-type="float" office:value="3128" calcext:value-type="float">
            <text:p>3128</text:p>
          </table:table-cell>
          <table:table-cell table:style-name="ce1"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av</text:p>
          </table:table-cell>
          <table:table-cell table:style-name="ce3" table:formula="of:=ROUND([.G57]/[.$G$2]*[.$M$2];0)" office:value-type="float" office:value="525806" calcext:value-type="float">
            <text:p>525806</text:p>
          </table:table-cell>
          <table:table-cell office:value-type="float" office:value="3424" calcext:value-type="float">
            <text:p>34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=</text:p>
          </table:table-cell>
          <table:table-cell table:style-name="ce1" table:formula="of:=ROUND([.C58]/[.$C$2]*[.$J$2];0)" office:value-type="float" office:value="3017" calcext:value-type="float">
            <text:p>3017</text:p>
          </table:table-cell>
          <table:table-cell table:style-name="ce1" office:value-type="float" office:value="81" calcext:value-type="float">
            <text:p>81</text:p>
          </table:table-cell>
          <table:table-cell/>
          <table:table-cell table:style-name="ce3" office:value-type="string" calcext:value-type="string">
            <text:p>ch</text:p>
          </table:table-cell>
          <table:table-cell table:style-name="ce3" table:formula="of:=ROUND([.G58]/[.$G$2]*[.$M$2];0)" office:value-type="float" office:value="507992" calcext:value-type="float">
            <text:p>507992</text:p>
          </table:table-cell>
          <table:table-cell office:value-type="float" office:value="3308" calcext:value-type="float">
            <text:p>33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@</text:p>
          </table:table-cell>
          <table:table-cell table:style-name="ce1" table:formula="of:=ROUND([.C59]/[.$C$2]*[.$J$2];0)" office:value-type="float" office:value="2681" calcext:value-type="float">
            <text:p>2681</text:p>
          </table:table-cell>
          <table:table-cell table:style-name="ce1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at</text:p>
          </table:table-cell>
          <table:table-cell table:style-name="ce3" table:formula="of:=ROUND([.G59]/[.$G$2]*[.$M$2];0)" office:value-type="float" office:value="505075" calcext:value-type="float">
            <text:p>505075</text:p>
          </table:table-cell>
          <table:table-cell office:value-type="float" office:value="3289" calcext:value-type="float">
            <text:p>32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+</text:p>
          </table:table-cell>
          <table:table-cell table:style-name="ce1" table:formula="of:=ROUND([.C60]/[.$C$2]*[.$J$2];0)" office:value-type="float" office:value="2533" calcext:value-type="float">
            <text:p>2533</text:p>
          </table:table-cell>
          <table:table-cell table:style-name="ce1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ro</text:p>
          </table:table-cell>
          <table:table-cell table:style-name="ce3" table:formula="of:=ROUND([.G60]/[.$G$2]*[.$M$2];0)" office:value-type="float" office:value="492329" calcext:value-type="float">
            <text:p>492329</text:p>
          </table:table-cell>
          <table:table-cell office:value-type="float" office:value="3206" calcext:value-type="float">
            <text:p>32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&gt;</text:p>
          </table:table-cell>
          <table:table-cell table:style-name="ce1" table:formula="of:=ROUND([.C61]/[.$C$2]*[.$J$2];0)" office:value-type="float" office:value="2384" calcext:value-type="float">
            <text:p>2384</text:p>
          </table:table-cell>
          <table:table-cell table:style-name="ce1" office:value-type="float" office:value="64" calcext:value-type="float">
            <text:p>64</text:p>
          </table:table-cell>
          <table:table-cell/>
          <table:table-cell table:style-name="ce3" office:value-type="string" calcext:value-type="string">
            <text:p>li</text:p>
          </table:table-cell>
          <table:table-cell table:style-name="ce3" table:formula="of:=ROUND([.G61]/[.$G$2]*[.$M$2];0)" office:value-type="float" office:value="489411" calcext:value-type="float">
            <text:p>489411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%</text:p>
          </table:table-cell>
          <table:table-cell table:style-name="ce1" table:formula="of:=ROUND([.C62]/[.$C$2]*[.$J$2];0)" office:value-type="float" office:value="1788" calcext:value-type="float">
            <text:p>1788</text:p>
          </table:table-cell>
          <table:table-cell table:style-name="ce1" office:value-type="float" office:value="48" calcext:value-type="float">
            <text:p>48</text:p>
          </table:table-cell>
          <table:table-cell/>
          <table:table-cell table:style-name="ce3" office:value-type="string" calcext:value-type="string">
            <text:p>or</text:p>
          </table:table-cell>
          <table:table-cell table:style-name="ce3" table:formula="of:=ROUND([.G62]/[.$G$2]*[.$M$2];0)" office:value-type="float" office:value="488797" calcext:value-type="float">
            <text:p>488797</text:p>
          </table:table-cell>
          <table:table-cell office:value-type="float" office:value="3183" calcext:value-type="float">
            <text:p>31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&lt;</text:p>
          </table:table-cell>
          <table:table-cell table:style-name="ce1" table:formula="of:=ROUND([.C63]/[.$C$2]*[.$J$2];0)" office:value-type="float" office:value="1750" calcext:value-type="float">
            <text:p>1750</text:p>
          </table:table-cell>
          <table:table-cell table:style-name="ce1" office:value-type="float" office:value="47" calcext:value-type="float">
            <text:p>47</text:p>
          </table:table-cell>
          <table:table-cell/>
          <table:table-cell table:style-name="ce3" office:value-type="string" calcext:value-type="string">
            <text:p>nd</text:p>
          </table:table-cell>
          <table:table-cell table:style-name="ce3" table:formula="of:=ROUND([.G63]/[.$G$2]*[.$M$2];0)" office:value-type="float" office:value="488490" calcext:value-type="float">
            <text:p>488490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&amp;</text:p>
          </table:table-cell>
          <table:table-cell table:style-name="ce1" table:formula="of:=ROUND([.C64]/[.$C$2]*[.$J$2];0)" office:value-type="float" office:value="745" calcext:value-type="float">
            <text:p>745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pe</text:p>
          </table:table-cell>
          <table:table-cell table:style-name="ce3" table:formula="of:=ROUND([.G64]/[.$G$2]*[.$M$2];0)" office:value-type="float" office:value="485111" calcext:value-type="float">
            <text:p>485111</text:p>
          </table:table-cell>
          <table:table-cell office:value-type="float" office:value="3159" calcext:value-type="float">
            <text:p>31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1" table:formula="of:=ROUND([.C65]/[.$C$2]*[.$J$2];0)" office:value-type="float" office:value="447" calcext:value-type="float">
            <text:p>447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io</text:p>
          </table:table-cell>
          <table:table-cell table:style-name="ce3" table:formula="of:=ROUND([.G65]/[.$G$2]*[.$M$2];0)" office:value-type="float" office:value="478815" calcext:value-type="float">
            <text:p>478815</text:p>
          </table:table-cell>
          <table:table-cell office:value-type="float" office:value="3118" calcext:value-type="float">
            <text:p>31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formula="of:=ROUND([.C66]/[.$C$2]*[.$J$2];0)" office:value-type="float" office:value="410" calcext:value-type="float">
            <text:p>4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as</text:p>
          </table:table-cell>
          <table:table-cell table:style-name="ce3" table:formula="of:=ROUND([.G66]/[.$G$2]*[.$M$2];0)" office:value-type="float" office:value="459159" calcext:value-type="float">
            <text:p>459159</text:p>
          </table:table-cell>
          <table:table-cell office:value-type="float" office:value="2990" calcext:value-type="float">
            <text:p>299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$</text:p>
          </table:table-cell>
          <table:table-cell table:style-name="ce1" table:formula="of:=ROUND([.C67]/[.$C$2]*[.$J$2];0)" office:value-type="float" office:value="372" calcext:value-type="float">
            <text:p>37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va</text:p>
          </table:table-cell>
          <table:table-cell table:style-name="ce3" table:formula="of:=ROUND([.G67]/[.$G$2]*[.$M$2];0)" office:value-type="float" office:value="426142" calcext:value-type="float">
            <text:p>426142</text:p>
          </table:table-cell>
          <table:table-cell office:value-type="float" office:value="2775" calcext:value-type="float">
            <text:p>27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ë</text:p>
          </table:table-cell>
          <table:table-cell table:style-name="ce1" table:formula="of:=ROUND([.C68]/[.$C$2]*[.$J$2];0)" office:value-type="float" office:value="261" calcext:value-type="float">
            <text:p>26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di</text:p>
          </table:table-cell>
          <table:table-cell table:style-name="ce3" table:formula="of:=ROUND([.G68]/[.$G$2]*[.$M$2];0)" office:value-type="float" office:value="423685" calcext:value-type="float">
            <text:p>423685</text:p>
          </table:table-cell>
          <table:table-cell office:value-type="float" office:value="2759" calcext:value-type="float">
            <text:p>27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~</text:p>
          </table:table-cell>
          <table:table-cell table:style-name="ce1" table:formula="of:=ROUND([.C69]/[.$C$2]*[.$J$2];0)" office:value-type="float" office:value="186" calcext:value-type="float">
            <text:p>18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om</text:p>
          </table:table-cell>
          <table:table-cell table:style-name="ce3" table:formula="of:=ROUND([.G69]/[.$G$2]*[.$M$2];0)" office:value-type="float" office:value="421996" calcext:value-type="float">
            <text:p>421996</text:p>
          </table:table-cell>
          <table:table-cell office:value-type="float" office:value="2748" calcext:value-type="float">
            <text:p>274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no</text:p>
          </table:table-cell>
          <table:table-cell table:style-name="ce3" table:formula="of:=ROUND([.G70]/[.$G$2]*[.$M$2];0)" office:value-type="float" office:value="419386" calcext:value-type="float">
            <text:p>419386</text:p>
          </table:table-cell>
          <table:table-cell office:value-type="float" office:value="2731" calcext:value-type="float">
            <text:p>27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mo</text:p>
          </table:table-cell>
          <table:table-cell table:style-name="ce3" table:formula="of:=ROUND([.G71]/[.$G$2]*[.$M$2];0)" office:value-type="float" office:value="411400" calcext:value-type="float">
            <text:p>411400</text:p>
          </table:table-cell>
          <table:table-cell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lu</text:p>
          </table:table-cell>
          <table:table-cell table:style-name="ce3" table:formula="of:=ROUND([.G72]/[.$G$2]*[.$M$2];0)" office:value-type="float" office:value="411093" calcext:value-type="float">
            <text:p>411093</text:p>
          </table:table-cell>
          <table:table-cell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vo</text:p>
          </table:table-cell>
          <table:table-cell table:style-name="ce3" table:formula="of:=ROUND([.G73]/[.$G$2]*[.$M$2];0)" office:value-type="float" office:value="403722" calcext:value-type="float">
            <text:p>403722</text:p>
          </table:table-cell>
          <table:table-cell office:value-type="float" office:value="2629" calcext:value-type="float">
            <text:p>2629</text:p>
          </table:table-cell>
          <table:table-cell table:number-columns-repeated="6"/>
        </table:table-row>
        <table:table-row table:style-name="ro5">
          <table:table-cell table:style-name="ce2" table:number-columns-spanned="3" table:number-rows-spanned="1"/>
          <table:covered-table-cell table:style-name="ce2"/>
          <table:covered-table-cell/>
          <table:table-cell/>
          <table:table-cell table:style-name="ce3" office:value-type="string" calcext:value-type="string">
            <text:p>al</text:p>
          </table:table-cell>
          <table:table-cell table:style-name="ce3" table:formula="of:=ROUND([.G74]/[.$G$2]*[.$M$2];0)" office:value-type="float" office:value="386216" calcext:value-type="float">
            <text:p>386216</text:p>
          </table:table-cell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table:number-columns-spanned="3" table:number-rows-spanned="1"/>
          <table:covered-table-cell table:style-name="ce1"/>
          <table:covered-table-cell/>
          <table:table-cell/>
          <table:table-cell table:style-name="ce3" office:value-type="string" calcext:value-type="string">
            <text:p>nc</text:p>
          </table:table-cell>
          <table:table-cell table:style-name="ce3" table:formula="of:=ROUND([.G75]/[.$G$2]*[.$M$2];0)" office:value-type="float" office:value="385294" calcext:value-type="float">
            <text:p>385294</text:p>
          </table:table-cell>
          <table:table-cell office:value-type="float" office:value="2509" calcext:value-type="float">
            <text:p>2509</text:p>
          </table:table-cell>
          <table:table-cell table:number-columns-repeated="6"/>
        </table:table-row>
        <table:table-row table:style-name="ro1">
          <table:table-cell table:style-name="ce1" table:number-columns-spanned="3" table:number-rows-spanned="1"/>
          <table:covered-table-cell table:style-name="ce1"/>
          <table:covered-table-cell/>
          <table:table-cell/>
          <table:table-cell table:style-name="ce3" office:value-type="string" calcext:value-type="string">
            <text:p>rt</text:p>
          </table:table-cell>
          <table:table-cell table:style-name="ce3" table:formula="of:=ROUND([.G76]/[.$G$2]*[.$M$2];0)" office:value-type="float" office:value="384987" calcext:value-type="float">
            <text:p>384987</text:p>
          </table:table-cell>
          <table:table-cell office:value-type="float" office:value="2507" calcext:value-type="float">
            <text:p>2507</text:p>
          </table:table-cell>
          <table:table-cell table:number-columns-repeated="6"/>
        </table:table-row>
        <table:table-row table:style-name="ro1">
          <table:table-cell table:style-name="ce1" table:number-columns-spanned="3" table:number-rows-spanned="1"/>
          <table:covered-table-cell table:style-name="ce1"/>
          <table:covered-table-cell/>
          <table:table-cell/>
          <table:table-cell table:style-name="ce3" office:value-type="string" calcext:value-type="string">
            <text:p>)t</text:p>
          </table:table-cell>
          <table:table-cell table:style-name="ce3" table:formula="of:=ROUND([.G77]/[.$G$2]*[.$M$2];0)" office:value-type="float" office:value="381148" calcext:value-type="float">
            <text:p>381148</text:p>
          </table:table-cell>
          <table:table-cell office:value-type="float" office:value="2482" calcext:value-type="float">
            <text:p>2482</text:p>
          </table:table-cell>
          <table:table-cell table:number-columns-repeated="6"/>
        </table:table-row>
        <table:table-row table:style-name="ro1">
          <table:table-cell table:style-name="ce1" table:number-columns-spanned="3" table:number-rows-spanned="1"/>
          <table:covered-table-cell table:style-name="ce1"/>
          <table:covered-table-cell/>
          <table:table-cell/>
          <table:table-cell table:style-name="ce3" office:value-type="string" calcext:value-type="string">
            <text:p>pl</text:p>
          </table:table-cell>
          <table:table-cell table:style-name="ce3" table:formula="of:=ROUND([.G78]/[.$G$2]*[.$M$2];0)" office:value-type="float" office:value="375005" calcext:value-type="float">
            <text:p>375005</text:p>
          </table:table-cell>
          <table:table-cell office:value-type="float" office:value="2442" calcext:value-type="float">
            <text:p>244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to</text:p>
          </table:table-cell>
          <table:table-cell table:style-name="ce3" table:formula="of:=ROUND([.G79]/[.$G$2]*[.$M$2];0)" office:value-type="float" office:value="371934" calcext:value-type="float">
            <text:p>371934</text:p>
          </table:table-cell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da</text:p>
          </table:table-cell>
          <table:table-cell table:style-name="ce3" table:formula="of:=ROUND([.G80]/[.$G$2]*[.$M$2];0)" office:value-type="float" office:value="359649" calcext:value-type="float">
            <text:p>359649</text:p>
          </table:table-cell>
          <table:table-cell office:value-type="float" office:value="2342" calcext:value-type="float">
            <text:p>234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rs</text:p>
          </table:table-cell>
          <table:table-cell table:style-name="ce3" table:formula="of:=ROUND([.G81]/[.$G$2]*[.$M$2];0)" office:value-type="float" office:value="355810" calcext:value-type="float">
            <text:p>355810</text:p>
          </table:table-cell>
          <table:table-cell office:value-type="float" office:value="2317" calcext:value-type="float">
            <text:p>2317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t)</text:p>
          </table:table-cell>
          <table:table-cell table:style-name="ce3" table:formula="of:=ROUND([.G82]/[.$G$2]*[.$M$2];0)" office:value-type="float" office:value="351203" calcext:value-type="float">
            <text:p>351203</text:p>
          </table:table-cell>
          <table:table-cell office:value-type="float" office:value="2287" calcext:value-type="float">
            <text:p>2287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r)</text:p>
          </table:table-cell>
          <table:table-cell table:style-name="ce3" table:formula="of:=ROUND([.G83]/[.$G$2]*[.$M$2];0)" office:value-type="float" office:value="340760" calcext:value-type="float">
            <text:p>340760</text:p>
          </table:table-cell>
          <table:table-cell office:value-type="float" office:value="2219" calcext:value-type="float">
            <text:p>2219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mm</text:p>
          </table:table-cell>
          <table:table-cell table:style-name="ce3" table:formula="of:=ROUND([.G84]/[.$G$2]*[.$M$2];0)" office:value-type="float" office:value="338457" calcext:value-type="float">
            <text:p>338457</text:p>
          </table:table-cell>
          <table:table-cell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su</text:p>
          </table:table-cell>
          <table:table-cell table:style-name="ce3" table:formula="of:=ROUND([.G85]/[.$G$2]*[.$M$2];0)" office:value-type="float" office:value="337996" calcext:value-type="float">
            <text:p>337996</text:p>
          </table:table-cell>
          <table:table-cell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nn</text:p>
          </table:table-cell>
          <table:table-cell table:style-name="ce3" table:formula="of:=ROUND([.G86]/[.$G$2]*[.$M$2];0)" office:value-type="float" office:value="323254" calcext:value-type="float">
            <text:p>323254</text:p>
          </table:table-cell>
          <table:table-cell office:value-type="float" office:value="2105" calcext:value-type="float">
            <text:p>210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je</text:p>
          </table:table-cell>
          <table:table-cell table:style-name="ce3" table:formula="of:=ROUND([.G87]/[.$G$2]*[.$M$2];0)" office:value-type="float" office:value="314194" calcext:value-type="float">
            <text:p>314194</text:p>
          </table:table-cell>
          <table:table-cell office:value-type="float" office:value="2046" calcext:value-type="float">
            <text:p>204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fa</text:p>
          </table:table-cell>
          <table:table-cell table:style-name="ce3" table:formula="of:=ROUND([.G88]/[.$G$2]*[.$M$2];0)" office:value-type="float" office:value="303444" calcext:value-type="float">
            <text:p>303444</text:p>
          </table:table-cell>
          <table:table-cell office:value-type="float" office:value="1976" calcext:value-type="float">
            <text:p>197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na</text:p>
          </table:table-cell>
          <table:table-cell table:style-name="ce3" table:formula="of:=ROUND([.G89]/[.$G$2]*[.$M$2];0)" office:value-type="float" office:value="301601" calcext:value-type="float">
            <text:p>301601</text:p>
          </table:table-cell>
          <table:table-cell office:value-type="float" office:value="1964" calcext:value-type="float">
            <text:p>196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du</text:p>
          </table:table-cell>
          <table:table-cell table:style-name="ce3" table:formula="of:=ROUND([.G90]/[.$G$2]*[.$M$2];0)" office:value-type="float" office:value="293155" calcext:value-type="float">
            <text:p>293155</text:p>
          </table:table-cell>
          <table:table-cell office:value-type="float" office:value="1909" calcext:value-type="float">
            <text:p>1909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ci</text:p>
          </table:table-cell>
          <table:table-cell table:style-name="ce3" table:formula="of:=ROUND([.G91]/[.$G$2]*[.$M$2];0)" office:value-type="float" office:value="293002" calcext:value-type="float">
            <text:p>293002</text:p>
          </table:table-cell>
          <table:table-cell office:value-type="float" office:value="1908" calcext:value-type="float">
            <text:p>1908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ec</text:p>
          </table:table-cell>
          <table:table-cell table:style-name="ce3" table:formula="of:=ROUND([.G92]/[.$G$2]*[.$M$2];0)" office:value-type="float" office:value="290852" calcext:value-type="float">
            <text:p>290852</text:p>
          </table:table-cell>
          <table:table-cell office:value-type="float" office:value="1894" calcext:value-type="float">
            <text:p>189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vi</text:p>
          </table:table-cell>
          <table:table-cell table:style-name="ce3" table:formula="of:=ROUND([.G93]/[.$G$2]*[.$M$2];0)" office:value-type="float" office:value="288855" calcext:value-type="float">
            <text:p>288855</text:p>
          </table:table-cell>
          <table:table-cell office:value-type="float" office:value="1881" calcext:value-type="float">
            <text:p>1881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lo</text:p>
          </table:table-cell>
          <table:table-cell table:style-name="ce3" table:formula="of:=ROUND([.G94]/[.$G$2]*[.$M$2];0)" office:value-type="float" office:value="278567" calcext:value-type="float">
            <text:p>278567</text:p>
          </table:table-cell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d)</text:p>
          </table:table-cell>
          <table:table-cell table:style-name="ce3" table:formula="of:=ROUND([.G95]/[.$G$2]*[.$M$2];0)" office:value-type="float" office:value="278259" calcext:value-type="float">
            <text:p>278259</text:p>
          </table:table-cell>
          <table:table-cell office:value-type="float" office:value="1812" calcext:value-type="float">
            <text:p>181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ux</text:p>
          </table:table-cell>
          <table:table-cell table:style-name="ce3" table:formula="of:=ROUND([.G96]/[.$G$2]*[.$M$2];0)" office:value-type="float" office:value="276570" calcext:value-type="float">
            <text:p>276570</text:p>
          </table:table-cell>
          <table:table-cell office:value-type="float" office:value="1801" calcext:value-type="float">
            <text:p>1801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ac</text:p>
          </table:table-cell>
          <table:table-cell table:style-name="ce3" table:formula="of:=ROUND([.G97]/[.$G$2]*[.$M$2];0)" office:value-type="float" office:value="267203" calcext:value-type="float">
            <text:p>267203</text:p>
          </table:table-cell>
          <table:table-cell office:value-type="float" office:value="1740" calcext:value-type="float">
            <text:p>1740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ic</text:p>
          </table:table-cell>
          <table:table-cell table:style-name="ce3" table:formula="of:=ROUND([.G98]/[.$G$2]*[.$M$2];0)" office:value-type="float" office:value="264746" calcext:value-type="float">
            <text:p>264746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tt</text:p>
          </table:table-cell>
          <table:table-cell table:style-name="ce3" table:formula="of:=ROUND([.G99]/[.$G$2]*[.$M$2];0)" office:value-type="float" office:value="262903" calcext:value-type="float">
            <text:p>262903</text:p>
          </table:table-cell>
          <table:table-cell office:value-type="float" office:value="1712" calcext:value-type="float">
            <text:p>171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ge</text:p>
          </table:table-cell>
          <table:table-cell table:style-name="ce3" table:formula="of:=ROUND([.G100]/[.$G$2]*[.$M$2];0)" office:value-type="float" office:value="262596" calcext:value-type="float">
            <text:p>262596</text:p>
          </table:table-cell>
          <table:table-cell office:value-type="float" office:value="1710" calcext:value-type="float">
            <text:p>1710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ni</text:p>
          </table:table-cell>
          <table:table-cell table:style-name="ce3" table:formula="of:=ROUND([.G101]/[.$G$2]*[.$M$2];0)" office:value-type="float" office:value="260139" calcext:value-type="float">
            <text:p>260139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)e</text:p>
          </table:table-cell>
          <table:table-cell table:style-name="ce3" table:formula="of:=ROUND([.G102]/[.$G$2]*[.$M$2];0)" office:value-type="float" office:value="259832" calcext:value-type="float">
            <text:p>259832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mp</text:p>
          </table:table-cell>
          <table:table-cell table:style-name="ce3" table:formula="of:=ROUND([.G103]/[.$G$2]*[.$M$2];0)" office:value-type="float" office:value="256453" calcext:value-type="float">
            <text:p>256453</text:p>
          </table:table-cell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bl</text:p>
          </table:table-cell>
          <table:table-cell table:style-name="ce3" table:formula="of:=ROUND([.G104]/[.$G$2]*[.$M$2];0)" office:value-type="float" office:value="255685" calcext:value-type="float">
            <text:p>255685</text:p>
          </table:table-cell>
          <table:table-cell office:value-type="float" office:value="1665" calcext:value-type="float">
            <text:p>166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ca</text:p>
          </table:table-cell>
          <table:table-cell table:style-name="ce3" table:formula="of:=ROUND([.G105]/[.$G$2]*[.$M$2];0)" office:value-type="float" office:value="251693" calcext:value-type="float">
            <text:p>251693</text:p>
          </table:table-cell>
          <table:table-cell office:value-type="float" office:value="1639" calcext:value-type="float">
            <text:p>1639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he</text:p>
          </table:table-cell>
          <table:table-cell table:style-name="ce3" table:formula="of:=ROUND([.G106]/[.$G$2]*[.$M$2];0)" office:value-type="float" office:value="250618" calcext:value-type="float">
            <text:p>250618</text:p>
          </table:table-cell>
          <table:table-cell office:value-type="float" office:value="1632" calcext:value-type="float">
            <text:p>163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do</text:p>
          </table:table-cell>
          <table:table-cell table:style-name="ce3" table:formula="of:=ROUND([.G107]/[.$G$2]*[.$M$2];0)" office:value-type="float" office:value="247393" calcext:value-type="float">
            <text:p>247393</text:p>
          </table:table-cell>
          <table:table-cell office:value-type="float" office:value="1611" calcext:value-type="float">
            <text:p>1611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mi</text:p>
          </table:table-cell>
          <table:table-cell table:style-name="ce3" table:formula="of:=ROUND([.G108]/[.$G$2]*[.$M$2];0)" office:value-type="float" office:value="243247" calcext:value-type="float">
            <text:p>243247</text:p>
          </table:table-cell>
          <table:table-cell office:value-type="float" office:value="1584" calcext:value-type="float">
            <text:p>158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uv</text:p>
          </table:table-cell>
          <table:table-cell table:style-name="ce3" table:formula="of:=ROUND([.G109]/[.$G$2]*[.$M$2];0)" office:value-type="float" office:value="242172" calcext:value-type="float">
            <text:p>242172</text:p>
          </table:table-cell>
          <table:table-cell office:value-type="float" office:value="1577" calcext:value-type="float">
            <text:p>1577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os</text:p>
          </table:table-cell>
          <table:table-cell table:style-name="ce3" table:formula="of:=ROUND([.G110]/[.$G$2]*[.$M$2];0)" office:value-type="float" office:value="223437" calcext:value-type="float">
            <text:p>223437</text:p>
          </table:table-cell>
          <table:table-cell office:value-type="float" office:value="1455" calcext:value-type="float">
            <text:p>145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im</text:p>
          </table:table-cell>
          <table:table-cell table:style-name="ce3" table:formula="of:=ROUND([.G111]/[.$G$2]*[.$M$2];0)" office:value-type="float" office:value="222669" calcext:value-type="float">
            <text:p>222669</text:p>
          </table:table-cell>
          <table:table-cell office:value-type="float" office:value="1450" calcext:value-type="float">
            <text:p>1450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fo</text:p>
          </table:table-cell>
          <table:table-cell table:style-name="ce3" table:formula="of:=ROUND([.G112]/[.$G$2]*[.$M$2];0)" office:value-type="float" office:value="222515" calcext:value-type="float">
            <text:p>222515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ct</text:p>
          </table:table-cell>
          <table:table-cell table:style-name="ce3" table:formula="of:=ROUND([.G113]/[.$G$2]*[.$M$2];0)" office:value-type="float" office:value="221901" calcext:value-type="float">
            <text:p>221901</text:p>
          </table:table-cell>
          <table:table-cell office:value-type="float" office:value="1445" calcext:value-type="float">
            <text:p>144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ul</text:p>
          </table:table-cell>
          <table:table-cell table:style-name="ce3" table:formula="of:=ROUND([.G114]/[.$G$2]*[.$M$2];0)" office:value-type="float" office:value="216987" calcext:value-type="float">
            <text:p>216987</text:p>
          </table:table-cell>
          <table:table-cell office:value-type="float" office:value="1413" calcext:value-type="float">
            <text:p>1413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br</text:p>
          </table:table-cell>
          <table:table-cell table:style-name="ce3" table:formula="of:=ROUND([.G115]/[.$G$2]*[.$M$2];0)" office:value-type="float" office:value="215912" calcext:value-type="float">
            <text:p>215912</text:p>
          </table:table-cell>
          <table:table-cell office:value-type="float" office:value="1406" calcext:value-type="float">
            <text:p>140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ap</text:p>
          </table:table-cell>
          <table:table-cell table:style-name="ce3" table:formula="of:=ROUND([.G116]/[.$G$2]*[.$M$2];0)" office:value-type="float" office:value="214530" calcext:value-type="float">
            <text:p>214530</text:p>
          </table:table-cell>
          <table:table-cell office:value-type="float" office:value="1397" calcext:value-type="float">
            <text:p>1397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ha</text:p>
          </table:table-cell>
          <table:table-cell table:style-name="ce3" table:formula="of:=ROUND([.G117]/[.$G$2]*[.$M$2];0)" office:value-type="float" office:value="213302" calcext:value-type="float">
            <text:p>213302</text:p>
          </table:table-cell>
          <table:table-cell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am</text:p>
          </table:table-cell>
          <table:table-cell table:style-name="ce3" table:formula="of:=ROUND([.G118]/[.$G$2]*[.$M$2];0)" office:value-type="float" office:value="200249" calcext:value-type="float">
            <text:p>200249</text:p>
          </table:table-cell>
          <table:table-cell office:value-type="float" office:value="1304" calcext:value-type="float">
            <text:p>130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fi</text:p>
          </table:table-cell>
          <table:table-cell table:style-name="ce3" table:formula="of:=ROUND([.G119]/[.$G$2]*[.$M$2];0)" office:value-type="float" office:value="199174" calcext:value-type="float">
            <text:p>199174</text:p>
          </table:table-cell>
          <table:table-cell office:value-type="float" office:value="1297" calcext:value-type="float">
            <text:p>1297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ts</text:p>
          </table:table-cell>
          <table:table-cell table:style-name="ce3" table:formula="of:=ROUND([.G120]/[.$G$2]*[.$M$2];0)" office:value-type="float" office:value="197024" calcext:value-type="float">
            <text:p>197024</text:p>
          </table:table-cell>
          <table:table-cell office:value-type="float" office:value="1283" calcext:value-type="float">
            <text:p>1283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ag</text:p>
          </table:table-cell>
          <table:table-cell table:style-name="ce3" table:formula="of:=ROUND([.G121]/[.$G$2]*[.$M$2];0)" office:value-type="float" office:value="195949" calcext:value-type="float">
            <text:p>195949</text:p>
          </table:table-cell>
          <table:table-cell office:value-type="float" office:value="1276" calcext:value-type="float">
            <text:p>127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)s</text:p>
          </table:table-cell>
          <table:table-cell table:style-name="ce3" table:formula="of:=ROUND([.G122]/[.$G$2]*[.$M$2];0)" office:value-type="float" office:value="194720" calcext:value-type="float">
            <text:p>194720</text:p>
          </table:table-cell>
          <table:table-cell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)r</text:p>
          </table:table-cell>
          <table:table-cell table:style-name="ce3" table:formula="of:=ROUND([.G123]/[.$G$2]*[.$M$2];0)" office:value-type="float" office:value="189345" calcext:value-type="float">
            <text:p>189345</text:p>
          </table:table-cell>
          <table:table-cell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tu</text:p>
          </table:table-cell>
          <table:table-cell table:style-name="ce3" table:formula="of:=ROUND([.G124]/[.$G$2]*[.$M$2];0)" office:value-type="float" office:value="172146" calcext:value-type="float">
            <text:p>172146</text:p>
          </table:table-cell>
          <table:table-cell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rd</text:p>
          </table:table-cell>
          <table:table-cell table:style-name="ce3" table:formula="of:=ROUND([.G125]/[.$G$2]*[.$M$2];0)" office:value-type="float" office:value="171071" calcext:value-type="float">
            <text:p>171071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oc</text:p>
          </table:table-cell>
          <table:table-cell table:style-name="ce3" table:formula="of:=ROUND([.G126]/[.$G$2]*[.$M$2];0)" office:value-type="float" office:value="169382" calcext:value-type="float">
            <text:p>169382</text:p>
          </table:table-cell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bi</text:p>
          </table:table-cell>
          <table:table-cell table:style-name="ce3" table:formula="of:=ROUND([.G127]/[.$G$2]*[.$M$2];0)" office:value-type="float" office:value="167386" calcext:value-type="float">
            <text:p>167386</text:p>
          </table:table-cell>
          <table:table-cell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ol</text:p>
          </table:table-cell>
          <table:table-cell table:style-name="ce3" table:formula="of:=ROUND([.G128]/[.$G$2]*[.$M$2];0)" office:value-type="float" office:value="165082" calcext:value-type="float">
            <text:p>165082</text:p>
          </table:table-cell>
          <table:table-cell office:value-type="float" office:value="1075" calcext:value-type="float">
            <text:p>107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iq</text:p>
          </table:table-cell>
          <table:table-cell table:style-name="ce3" table:formula="of:=ROUND([.G129]/[.$G$2]*[.$M$2];0)" office:value-type="float" office:value="163393" calcext:value-type="float">
            <text:p>163393</text:p>
          </table:table-cell>
          <table:table-cell office:value-type="float" office:value="1064" calcext:value-type="float">
            <text:p>106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)c</text:p>
          </table:table-cell>
          <table:table-cell table:style-name="ce3" table:formula="of:=ROUND([.G130]/[.$G$2]*[.$M$2];0)" office:value-type="float" office:value="160629" calcext:value-type="float">
            <text:p>160629</text:p>
          </table:table-cell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ab</text:p>
          </table:table-cell>
          <table:table-cell table:style-name="ce3" table:formula="of:=ROUND([.G131]/[.$G$2]*[.$M$2];0)" office:value-type="float" office:value="159707" calcext:value-type="float">
            <text:p>159707</text:p>
          </table:table-cell>
          <table:table-cell office:value-type="float" office:value="1040" calcext:value-type="float">
            <text:p>1040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rc</text:p>
          </table:table-cell>
          <table:table-cell table:style-name="ce3" table:formula="of:=ROUND([.G132]/[.$G$2]*[.$M$2];0)" office:value-type="float" office:value="157865" calcext:value-type="float">
            <text:p>157865</text:p>
          </table:table-cell>
          <table:table-cell office:value-type="float" office:value="1028" calcext:value-type="float">
            <text:p>1028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mb</text:p>
          </table:table-cell>
          <table:table-cell table:style-name="ce3" table:formula="of:=ROUND([.G133]/[.$G$2]*[.$M$2];0)" office:value-type="float" office:value="156636" calcext:value-type="float">
            <text:p>156636</text:p>
          </table:table-cell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gr</text:p>
          </table:table-cell>
          <table:table-cell table:style-name="ce3" table:formula="of:=ROUND([.G134]/[.$G$2]*[.$M$2];0)" office:value-type="float" office:value="156022" calcext:value-type="float">
            <text:p>156022</text:p>
          </table:table-cell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iv</text:p>
          </table:table-cell>
          <table:table-cell table:style-name="ce3" table:formula="of:=ROUND([.G135]/[.$G$2]*[.$M$2];0)" office:value-type="float" office:value="155715" calcext:value-type="float">
            <text:p>155715</text:p>
          </table:table-cell>
          <table:table-cell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op</text:p>
          </table:table-cell>
          <table:table-cell table:style-name="ce3" table:formula="of:=ROUND([.G136]/[.$G$2]*[.$M$2];0)" office:value-type="float" office:value="151876" calcext:value-type="float">
            <text:p>151876</text:p>
          </table:table-cell>
          <table:table-cell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rm</text:p>
          </table:table-cell>
          <table:table-cell table:style-name="ce3" table:formula="of:=ROUND([.G137]/[.$G$2]*[.$M$2];0)" office:value-type="float" office:value="149879" calcext:value-type="float">
            <text:p>149879</text:p>
          </table:table-cell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cr</text:p>
          </table:table-cell>
          <table:table-cell table:style-name="ce3" table:formula="of:=ROUND([.G138]/[.$G$2]*[.$M$2];0)" office:value-type="float" office:value="149419" calcext:value-type="float">
            <text:p>149419</text:p>
          </table:table-cell>
          <table:table-cell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ex</text:p>
          </table:table-cell>
          <table:table-cell table:style-name="ce3" table:formula="of:=ROUND([.G139]/[.$G$2]*[.$M$2];0)" office:value-type="float" office:value="148190" calcext:value-type="float">
            <text:p>148190</text:p>
          </table:table-cell>
          <table:table-cell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}t</text:p>
          </table:table-cell>
          <table:table-cell table:style-name="ce3" table:formula="of:=ROUND([.G140]/[.$G$2]*[.$M$2];0)" office:value-type="float" office:value="146654" calcext:value-type="float">
            <text:p>146654</text:p>
          </table:table-cell>
          <table:table-cell office:value-type="float" office:value="955" calcext:value-type="float">
            <text:p>95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ev</text:p>
          </table:table-cell>
          <table:table-cell table:style-name="ce3" table:formula="of:=ROUND([.G141]/[.$G$2]*[.$M$2];0)" office:value-type="float" office:value="146040" calcext:value-type="float">
            <text:p>146040</text:p>
          </table:table-cell>
          <table:table-cell office:value-type="float" office:value="951" calcext:value-type="float">
            <text:p>951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rr</text:p>
          </table:table-cell>
          <table:table-cell table:style-name="ce3" table:formula="of:=ROUND([.G142]/[.$G$2]*[.$M$2];0)" office:value-type="float" office:value="143890" calcext:value-type="float">
            <text:p>143890</text:p>
          </table:table-cell>
          <table:table-cell office:value-type="float" office:value="937" calcext:value-type="float">
            <text:p>937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jo</text:p>
          </table:table-cell>
          <table:table-cell table:style-name="ce3" table:formula="of:=ROUND([.G143]/[.$G$2]*[.$M$2];0)" office:value-type="float" office:value="137441" calcext:value-type="float">
            <text:p>137441</text:p>
          </table:table-cell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ez</text:p>
          </table:table-cell>
          <table:table-cell table:style-name="ce3" table:formula="of:=ROUND([.G144]/[.$G$2]*[.$M$2];0)" office:value-type="float" office:value="134830" calcext:value-type="float">
            <text:p>134830</text:p>
          </table:table-cell>
          <table:table-cell office:value-type="float" office:value="878" calcext:value-type="float">
            <text:p>878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pp</text:p>
          </table:table-cell>
          <table:table-cell table:style-name="ce3" table:formula="of:=ROUND([.G145]/[.$G$2]*[.$M$2];0)" office:value-type="float" office:value="134523" calcext:value-type="float">
            <text:p>134523</text:p>
          </table:table-cell>
          <table:table-cell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ot</text:p>
          </table:table-cell>
          <table:table-cell table:style-name="ce3" table:formula="of:=ROUND([.G146]/[.$G$2]*[.$M$2];0)" office:value-type="float" office:value="133909" calcext:value-type="float">
            <text:p>133909</text:p>
          </table:table-cell>
          <table:table-cell office:value-type="float" office:value="872" calcext:value-type="float">
            <text:p>87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dr</text:p>
          </table:table-cell>
          <table:table-cell table:style-name="ce3" table:formula="of:=ROUND([.G147]/[.$G$2]*[.$M$2];0)" office:value-type="float" office:value="133909" calcext:value-type="float">
            <text:p>133909</text:p>
          </table:table-cell>
          <table:table-cell office:value-type="float" office:value="872" calcext:value-type="float">
            <text:p>87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(r</text:p>
          </table:table-cell>
          <table:table-cell table:style-name="ce3" table:formula="of:=ROUND([.G148]/[.$G$2]*[.$M$2];0)" office:value-type="float" office:value="132526" calcext:value-type="float">
            <text:p>132526</text:p>
          </table:table-cell>
          <table:table-cell office:value-type="float" office:value="863" calcext:value-type="float">
            <text:p>863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cu</text:p>
          </table:table-cell>
          <table:table-cell table:style-name="ce3" table:formula="of:=ROUND([.G149]/[.$G$2]*[.$M$2];0)" office:value-type="float" office:value="130684" calcext:value-type="float">
            <text:p>130684</text:p>
          </table:table-cell>
          <table:table-cell office:value-type="float" office:value="851" calcext:value-type="float">
            <text:p>851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ff</text:p>
          </table:table-cell>
          <table:table-cell table:style-name="ce3" table:formula="of:=ROUND([.G150]/[.$G$2]*[.$M$2];0)" office:value-type="float" office:value="127766" calcext:value-type="float">
            <text:p>127766</text:p>
          </table:table-cell>
          <table:table-cell office:value-type="float" office:value="832" calcext:value-type="float">
            <text:p>83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bo</text:p>
          </table:table-cell>
          <table:table-cell table:style-name="ce3" table:formula="of:=ROUND([.G151]/[.$G$2]*[.$M$2];0)" office:value-type="float" office:value="126537" calcext:value-type="float">
            <text:p>126537</text:p>
          </table:table-cell>
          <table:table-cell office:value-type="float" office:value="824" calcext:value-type="float">
            <text:p>824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gi</text:p>
          </table:table-cell>
          <table:table-cell table:style-name="ce3" table:formula="of:=ROUND([.G152]/[.$G$2]*[.$M$2];0)" office:value-type="float" office:value="125309" calcext:value-type="float">
            <text:p>125309</text:p>
          </table:table-cell>
          <table:table-cell office:value-type="float" office:value="816" calcext:value-type="float">
            <text:p>81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pu</text:p>
          </table:table-cell>
          <table:table-cell table:style-name="ce3" table:formula="of:=ROUND([.G153]/[.$G$2]*[.$M$2];0)" office:value-type="float" office:value="124695" calcext:value-type="float">
            <text:p>124695</text:p>
          </table:table-cell>
          <table:table-cell office:value-type="float" office:value="812" calcext:value-type="float">
            <text:p>81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ig</text:p>
          </table:table-cell>
          <table:table-cell table:style-name="ce3" table:formula="of:=ROUND([.G154]/[.$G$2]*[.$M$2];0)" office:value-type="float" office:value="124695" calcext:value-type="float">
            <text:p>124695</text:p>
          </table:table-cell>
          <table:table-cell office:value-type="float" office:value="812" calcext:value-type="float">
            <text:p>81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n)</text:p>
          </table:table-cell>
          <table:table-cell table:style-name="ce3" table:formula="of:=ROUND([.G155]/[.$G$2]*[.$M$2];0)" office:value-type="float" office:value="123620" calcext:value-type="float">
            <text:p>123620</text:p>
          </table:table-cell>
          <table:table-cell office:value-type="float" office:value="805" calcext:value-type="float">
            <text:p>80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ib</text:p>
          </table:table-cell>
          <table:table-cell table:style-name="ce3" table:formula="of:=ROUND([.G156]/[.$G$2]*[.$M$2];0)" office:value-type="float" office:value="123620" calcext:value-type="float">
            <text:p>123620</text:p>
          </table:table-cell>
          <table:table-cell office:value-type="float" office:value="805" calcext:value-type="float">
            <text:p>805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nu</text:p>
          </table:table-cell>
          <table:table-cell table:style-name="ce3" table:formula="of:=ROUND([.G157]/[.$G$2]*[.$M$2];0)" office:value-type="float" office:value="122852" calcext:value-type="float">
            <text:p>122852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id</text:p>
          </table:table-cell>
          <table:table-cell table:style-name="ce3" table:formula="of:=ROUND([.G158]/[.$G$2]*[.$M$2];0)" office:value-type="float" office:value="121623" calcext:value-type="float">
            <text:p>121623</text:p>
          </table:table-cell>
          <table:table-cell office:value-type="float" office:value="792" calcext:value-type="float">
            <text:p>792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ea</text:p>
          </table:table-cell>
          <table:table-cell table:style-name="ce3" table:formula="of:=ROUND([.G159]/[.$G$2]*[.$M$2];0)" office:value-type="float" office:value="119166" calcext:value-type="float">
            <text:p>119166</text:p>
          </table:table-cell>
          <table:table-cell office:value-type="float" office:value="776" calcext:value-type="float">
            <text:p>77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fr</text:p>
          </table:table-cell>
          <table:table-cell table:style-name="ce3" table:formula="of:=ROUND([.G160]/[.$G$2]*[.$M$2];0)" office:value-type="float" office:value="116556" calcext:value-type="float">
            <text:p>116556</text:p>
          </table:table-cell>
          <table:table-cell office:value-type="float" office:value="759" calcext:value-type="float">
            <text:p>759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ng</text:p>
          </table:table-cell>
          <table:table-cell table:style-name="ce3" table:formula="of:=ROUND([.G161]/[.$G$2]*[.$M$2];0)" office:value-type="float" office:value="116095" calcext:value-type="float">
            <text:p>116095</text:p>
          </table:table-cell>
          <table:table-cell office:value-type="float" office:value="756" calcext:value-type="float">
            <text:p>756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ho</text:p>
          </table:table-cell>
          <table:table-cell table:style-name="ce3" table:formula="of:=ROUND([.G162]/[.$G$2]*[.$M$2];0)" office:value-type="float" office:value="115634" calcext:value-type="float">
            <text:p>115634</text:p>
          </table:table-cell>
          <table:table-cell office:value-type="float" office:value="753" calcext:value-type="float">
            <text:p>753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be</text:p>
          </table:table-cell>
          <table:table-cell table:style-name="ce3" table:formula="of:=ROUND([.G163]/[.$G$2]*[.$M$2];0)" office:value-type="float" office:value="114099" calcext:value-type="float">
            <text:p>114099</text:p>
          </table:table-cell>
          <table:table-cell office:value-type="float" office:value="743" calcext:value-type="float">
            <text:p>743</text:p>
          </table:table-cell>
          <table:table-cell table:number-columns-repeated="6"/>
        </table:table-row>
        <table:table-row table:style-name="ro1">
          <table:table-cell table:style-name="ce3" table:number-columns-spanned="3" table:number-rows-spanned="1"/>
          <table:covered-table-cell table:style-name="ce3"/>
          <table:covered-table-cell/>
          <table:table-cell/>
          <table:table-cell table:style-name="ce3" office:value-type="string" calcext:value-type="string">
            <text:p>ia</text:p>
          </table:table-cell>
          <table:table-cell table:style-name="ce3" table:formula="of:=ROUND([.G164]/[.$G$2]*[.$M$2];0)" office:value-type="float" office:value="113024" calcext:value-type="float">
            <text:p>113024</text:p>
          </table:table-cell>
          <table:table-cell office:value-type="float" office:value="736" calcext:value-type="float">
            <text:p>7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s)</text:p>
          </table:table-cell>
          <table:table-cell table:style-name="ce3" table:formula="of:=ROUND([.G165]/[.$G$2]*[.$M$2];0)" office:value-type="float" office:value="112256" calcext:value-type="float">
            <text:p>112256</text:p>
          </table:table-cell>
          <table:table-cell office:value-type="float" office:value="731" calcext:value-type="float">
            <text:p>7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ls</text:p>
          </table:table-cell>
          <table:table-cell table:style-name="ce3" table:formula="of:=ROUND([.G166]/[.$G$2]*[.$M$2];0)" office:value-type="float" office:value="111949" calcext:value-type="float">
            <text:p>111949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fe</text:p>
          </table:table-cell>
          <table:table-cell table:style-name="ce3" table:formula="of:=ROUND([.G167]/[.$G$2]*[.$M$2];0)" office:value-type="float" office:value="111949" calcext:value-type="float">
            <text:p>111949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p</text:p>
          </table:table-cell>
          <table:table-cell table:style-name="ce3" table:formula="of:=ROUND([.G168]/[.$G$2]*[.$M$2];0)" office:value-type="float" office:value="108263" calcext:value-type="float">
            <text:p>108263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a</text:p>
          </table:table-cell>
          <table:table-cell table:style-name="ce3" table:formula="of:=ROUND([.G169]/[.$G$2]*[.$M$2];0)" office:value-type="float" office:value="107956" calcext:value-type="float">
            <text:p>107956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ga</text:p>
          </table:table-cell>
          <table:table-cell table:style-name="ce3" table:formula="of:=ROUND([.G170]/[.$G$2]*[.$M$2];0)" office:value-type="float" office:value="107035" calcext:value-type="float">
            <text:p>107035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sp</text:p>
          </table:table-cell>
          <table:table-cell table:style-name="ce3" table:formula="of:=ROUND([.G171]/[.$G$2]*[.$M$2];0)" office:value-type="float" office:value="106113" calcext:value-type="float">
            <text:p>10611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c</text:p>
          </table:table-cell>
          <table:table-cell table:style-name="ce3" table:formula="of:=ROUND([.G172]/[.$G$2]*[.$M$2];0)" office:value-type="float" office:value="105038" calcext:value-type="float">
            <text:p>105038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p</text:p>
          </table:table-cell>
          <table:table-cell table:style-name="ce3" table:formula="of:=ROUND([.G173]/[.$G$2]*[.$M$2];0)" office:value-type="float" office:value="102274" calcext:value-type="float">
            <text:p>102274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ei</text:p>
          </table:table-cell>
          <table:table-cell table:style-name="ce3" table:formula="of:=ROUND([.G174]/[.$G$2]*[.$M$2];0)" office:value-type="float" office:value="101967" calcext:value-type="float">
            <text:p>101967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if</text:p>
          </table:table-cell>
          <table:table-cell table:style-name="ce3" table:formula="of:=ROUND([.G175]/[.$G$2]*[.$M$2];0)" office:value-type="float" office:value="100431" calcext:value-type="float">
            <text:p>10043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l)</text:p>
          </table:table-cell>
          <table:table-cell table:style-name="ce3" table:formula="of:=ROUND([.G176]/[.$G$2]*[.$M$2];0)" office:value-type="float" office:value="99971" calcext:value-type="float">
            <text:p>99971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ad</text:p>
          </table:table-cell>
          <table:table-cell table:style-name="ce3" table:formula="of:=ROUND([.G177]/[.$G$2]*[.$M$2];0)" office:value-type="float" office:value="96899" calcext:value-type="float">
            <text:p>96899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m}</text:p>
          </table:table-cell>
          <table:table-cell table:style-name="ce3" table:formula="of:=ROUND([.G178]/[.$G$2]*[.$M$2];0)" office:value-type="float" office:value="94289" calcext:value-type="float">
            <text:p>94289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}m</text:p>
          </table:table-cell>
          <table:table-cell table:style-name="ce3" table:formula="of:=ROUND([.G179]/[.$G$2]*[.$M$2];0)" office:value-type="float" office:value="93521" calcext:value-type="float">
            <text:p>93521</text:p>
          </table:table-cell>
          <table:table-cell office:value-type="float" office:value="609" calcext:value-type="float">
            <text:p>60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ep</text:p>
          </table:table-cell>
          <table:table-cell table:style-name="ce3" table:formula="of:=ROUND([.G180]/[.$G$2]*[.$M$2];0)" office:value-type="float" office:value="90910" calcext:value-type="float">
            <text:p>90910</text:p>
          </table:table-cell>
          <table:table-cell office:value-type="float" office:value="592" calcext:value-type="float">
            <text:p>59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nf</text:p>
          </table:table-cell>
          <table:table-cell table:style-name="ce3" table:formula="of:=ROUND([.G181]/[.$G$2]*[.$M$2];0)" office:value-type="float" office:value="90603" calcext:value-type="float">
            <text:p>90603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od</text:p>
          </table:table-cell>
          <table:table-cell table:style-name="ce3" table:formula="of:=ROUND([.G182]/[.$G$2]*[.$M$2];0)" office:value-type="float" office:value="90143" calcext:value-type="float">
            <text:p>90143</text:p>
          </table:table-cell>
          <table:table-cell office:value-type="float" office:value="587" calcext:value-type="float">
            <text:p>58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n</text:p>
          </table:table-cell>
          <table:table-cell table:style-name="ce3" table:formula="of:=ROUND([.G183]/[.$G$2]*[.$M$2];0)" office:value-type="float" office:value="89989" calcext:value-type="float">
            <text:p>89989</text:p>
          </table:table-cell>
          <table:table-cell office:value-type="float" office:value="586" calcext:value-type="float">
            <text:p>58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pi</text:p>
          </table:table-cell>
          <table:table-cell table:style-name="ce3" table:formula="of:=ROUND([.G184]/[.$G$2]*[.$M$2];0)" office:value-type="float" office:value="89835" calcext:value-type="float">
            <text:p>89835</text:p>
          </table:table-cell>
          <table:table-cell office:value-type="float" office:value="585" calcext:value-type="float">
            <text:p>5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gn</text:p>
          </table:table-cell>
          <table:table-cell table:style-name="ce3" table:formula="of:=ROUND([.G185]/[.$G$2]*[.$M$2];0)" office:value-type="float" office:value="88760" calcext:value-type="float">
            <text:p>88760</text:p>
          </table:table-cell>
          <table:table-cell office:value-type="float" office:value="578" calcext:value-type="float">
            <text:p>57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g</text:p>
          </table:table-cell>
          <table:table-cell table:style-name="ce3" table:formula="of:=ROUND([.G186]/[.$G$2]*[.$M$2];0)" office:value-type="float" office:value="87071" calcext:value-type="float">
            <text:p>87071</text:p>
          </table:table-cell>
          <table:table-cell office:value-type="float" office:value="567" calcext:value-type="float">
            <text:p>56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i(</text:p>
          </table:table-cell>
          <table:table-cell table:style-name="ce3" table:formula="of:=ROUND([.G187]/[.$G$2]*[.$M$2];0)" office:value-type="float" office:value="86918" calcext:value-type="float">
            <text:p>86918</text:p>
          </table:table-cell>
          <table:table-cell office:value-type="float" office:value="566" calcext:value-type="float">
            <text:p>56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ba</text:p>
          </table:table-cell>
          <table:table-cell table:style-name="ce3" table:formula="of:=ROUND([.G188]/[.$G$2]*[.$M$2];0)" office:value-type="float" office:value="86150" calcext:value-type="float">
            <text:p>86150</text:p>
          </table:table-cell>
          <table:table-cell office:value-type="float" office:value="561" calcext:value-type="float">
            <text:p>56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cl</text:p>
          </table:table-cell>
          <table:table-cell table:style-name="ce3" table:formula="of:=ROUND([.G189]/[.$G$2]*[.$M$2];0)" office:value-type="float" office:value="84768" calcext:value-type="float">
            <text:p>84768</text:p>
          </table:table-cell>
          <table:table-cell office:value-type="float" office:value="552" calcext:value-type="float">
            <text:p>55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vr</text:p>
          </table:table-cell>
          <table:table-cell table:style-name="ce3" table:formula="of:=ROUND([.G190]/[.$G$2]*[.$M$2];0)" office:value-type="float" office:value="82618" calcext:value-type="float">
            <text:p>82618</text:p>
          </table:table-cell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p)</text:p>
          </table:table-cell>
          <table:table-cell table:style-name="ce3" table:formula="of:=ROUND([.G191]/[.$G$2]*[.$M$2];0)" office:value-type="float" office:value="81543" calcext:value-type="float">
            <text:p>81543</text:p>
          </table:table-cell>
          <table:table-cell office:value-type="float" office:value="531" calcext:value-type="float">
            <text:p>5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ob</text:p>
          </table:table-cell>
          <table:table-cell table:style-name="ce3" table:formula="of:=ROUND([.G192]/[.$G$2]*[.$M$2];0)" office:value-type="float" office:value="79547" calcext:value-type="float">
            <text:p>79547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d</text:p>
          </table:table-cell>
          <table:table-cell table:style-name="ce3" table:formula="of:=ROUND([.G193]/[.$G$2]*[.$M$2];0)" office:value-type="float" office:value="78932" calcext:value-type="float">
            <text:p>78932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sc</text:p>
          </table:table-cell>
          <table:table-cell table:style-name="ce3" table:formula="of:=ROUND([.G194]/[.$G$2]*[.$M$2];0)" office:value-type="float" office:value="78472" calcext:value-type="float">
            <text:p>78472</text:p>
          </table:table-cell>
          <table:table-cell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og</text:p>
          </table:table-cell>
          <table:table-cell table:style-name="ce3" table:formula="of:=ROUND([.G195]/[.$G$2]*[.$M$2];0)" office:value-type="float" office:value="78472" calcext:value-type="float">
            <text:p>78472</text:p>
          </table:table-cell>
          <table:table-cell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(s</text:p>
          </table:table-cell>
          <table:table-cell table:style-name="ce3" table:formula="of:=ROUND([.G196]/[.$G$2]*[.$M$2];0)" office:value-type="float" office:value="78318" calcext:value-type="float">
            <text:p>78318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(</text:p>
          </table:table-cell>
          <table:table-cell table:style-name="ce3" table:formula="of:=ROUND([.G197]/[.$G$2]*[.$M$2];0)" office:value-type="float" office:value="78011" calcext:value-type="float">
            <text:p>78011</text:p>
          </table:table-cell>
          <table:table-cell office:value-type="float" office:value="508" calcext:value-type="float">
            <text:p>50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u</text:p>
          </table:table-cell>
          <table:table-cell table:style-name="ce3" table:formula="of:=ROUND([.G198]/[.$G$2]*[.$M$2];0)" office:value-type="float" office:value="76782" calcext:value-type="float">
            <text:p>76782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m)</text:p>
          </table:table-cell>
          <table:table-cell table:style-name="ce3" table:formula="of:=ROUND([.G199]/[.$G$2]*[.$M$2];0)" office:value-type="float" office:value="76629" calcext:value-type="float">
            <text:p>76629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sq</text:p>
          </table:table-cell>
          <table:table-cell table:style-name="ce3" table:formula="of:=ROUND([.G200]/[.$G$2]*[.$M$2];0)" office:value-type="float" office:value="75861" calcext:value-type="float">
            <text:p>75861</text:p>
          </table:table-cell>
          <table:table-cell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gu</text:p>
          </table:table-cell>
          <table:table-cell table:style-name="ce3" table:formula="of:=ROUND([.G201]/[.$G$2]*[.$M$2];0)" office:value-type="float" office:value="74786" calcext:value-type="float">
            <text:p>74786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hi</text:p>
          </table:table-cell>
          <table:table-cell table:style-name="ce3" table:formula="of:=ROUND([.G202]/[.$G$2]*[.$M$2];0)" office:value-type="float" office:value="73558" calcext:value-type="float">
            <text:p>73558</text:p>
          </table:table-cell>
          <table:table-cell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o]</text:p>
          </table:table-cell>
          <table:table-cell table:style-name="ce3" table:formula="of:=ROUND([.G203]/[.$G$2]*[.$M$2];0)" office:value-type="float" office:value="72175" calcext:value-type="float">
            <text:p>72175</text:p>
          </table:table-cell>
          <table:table-cell office:value-type="float" office:value="470" calcext:value-type="float">
            <text:p>47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nv</text:p>
          </table:table-cell>
          <table:table-cell table:style-name="ce3" table:formula="of:=ROUND([.G204]/[.$G$2]*[.$M$2];0)" office:value-type="float" office:value="69872" calcext:value-type="float">
            <text:p>69872</text:p>
          </table:table-cell>
          <table:table-cell office:value-type="float" office:value="455" calcext:value-type="float">
            <text:p>45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ps</text:p>
          </table:table-cell>
          <table:table-cell table:style-name="ce3" table:formula="of:=ROUND([.G205]/[.$G$2]*[.$M$2];0)" office:value-type="float" office:value="69565" calcext:value-type="float">
            <text:p>69565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ef</text:p>
          </table:table-cell>
          <table:table-cell table:style-name="ce3" table:formula="of:=ROUND([.G206]/[.$G$2]*[.$M$2];0)" office:value-type="float" office:value="69104" calcext:value-type="float">
            <text:p>69104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mu</text:p>
          </table:table-cell>
          <table:table-cell table:style-name="ce3" table:formula="of:=ROUND([.G207]/[.$G$2]*[.$M$2];0)" office:value-type="float" office:value="68643" calcext:value-type="float">
            <text:p>68643</text:p>
          </table:table-cell>
          <table:table-cell office:value-type="float" office:value="447" calcext:value-type="float">
            <text:p>44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oy</text:p>
          </table:table-cell>
          <table:table-cell table:style-name="ce3" table:formula="of:=ROUND([.G208]/[.$G$2]*[.$M$2];0)" office:value-type="float" office:value="66801" calcext:value-type="float">
            <text:p>66801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l</text:p>
          </table:table-cell>
          <table:table-cell table:style-name="ce3" table:formula="of:=ROUND([.G209]/[.$G$2]*[.$M$2];0)" office:value-type="float" office:value="63883" calcext:value-type="float">
            <text:p>63883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m</text:p>
          </table:table-cell>
          <table:table-cell table:style-name="ce3" table:formula="of:=ROUND([.G210]/[.$G$2]*[.$M$2];0)" office:value-type="float" office:value="63576" calcext:value-type="float">
            <text:p>63576</text:p>
          </table:table-cell>
          <table:table-cell office:value-type="float" office:value="414" calcext:value-type="float">
            <text:p>4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ju</text:p>
          </table:table-cell>
          <table:table-cell table:style-name="ce3" table:formula="of:=ROUND([.G211]/[.$G$2]*[.$M$2];0)" office:value-type="float" office:value="63576" calcext:value-type="float">
            <text:p>63576</text:p>
          </table:table-cell>
          <table:table-cell office:value-type="float" office:value="414" calcext:value-type="float">
            <text:p>4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g</text:p>
          </table:table-cell>
          <table:table-cell table:style-name="ce3" table:formula="of:=ROUND([.G212]/[.$G$2]*[.$M$2];0)" office:value-type="float" office:value="62654" calcext:value-type="float">
            <text:p>62654</text:p>
          </table:table-cell>
          <table:table-cell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v</text:p>
          </table:table-cell>
          <table:table-cell table:style-name="ce3" table:formula="of:=ROUND([.G213]/[.$G$2]*[.$M$2];0)" office:value-type="float" office:value="62501" calcext:value-type="float">
            <text:p>62501</text:p>
          </table:table-cell>
          <table:table-cell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cc</text:p>
          </table:table-cell>
          <table:table-cell table:style-name="ce3" table:formula="of:=ROUND([.G214]/[.$G$2]*[.$M$2];0)" office:value-type="float" office:value="60197" calcext:value-type="float">
            <text:p>60197</text:p>
          </table:table-cell>
          <table:table-cell office:value-type="float" office:value="392" calcext:value-type="float">
            <text:p>39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sw</text:p>
          </table:table-cell>
          <table:table-cell table:style-name="ce3" table:formula="of:=ROUND([.G215]/[.$G$2]*[.$M$2];0)" office:value-type="float" office:value="59122" calcext:value-type="float">
            <text:p>59122</text:p>
          </table:table-cell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th</text:p>
          </table:table-cell>
          <table:table-cell table:style-name="ce3" table:formula="of:=ROUND([.G216]/[.$G$2]*[.$M$2];0)" office:value-type="float" office:value="58815" calcext:value-type="float">
            <text:p>58815</text:p>
          </table:table-cell>
          <table:table-cell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ye</text:p>
          </table:table-cell>
          <table:table-cell table:style-name="ce3" table:formula="of:=ROUND([.G217]/[.$G$2]*[.$M$2];0)" office:value-type="float" office:value="58508" calcext:value-type="float">
            <text:p>58508</text:p>
          </table:table-cell>
          <table:table-cell office:value-type="float" office:value="381" calcext:value-type="float">
            <text:p>38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fu</text:p>
          </table:table-cell>
          <table:table-cell table:style-name="ce3" table:formula="of:=ROUND([.G218]/[.$G$2]*[.$M$2];0)" office:value-type="float" office:value="57894" calcext:value-type="float">
            <text:p>57894</text:p>
          </table:table-cell>
          <table:table-cell office:value-type="float" office:value="377" calcext:value-type="float">
            <text:p>37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pt</text:p>
          </table:table-cell>
          <table:table-cell table:style-name="ce3" table:formula="of:=ROUND([.G219]/[.$G$2]*[.$M$2];0)" office:value-type="float" office:value="57740" calcext:value-type="float">
            <text:p>57740</text:p>
          </table:table-cell>
          <table:table-cell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m</text:p>
          </table:table-cell>
          <table:table-cell table:style-name="ce3" table:formula="of:=ROUND([.G220]/[.$G$2]*[.$M$2];0)" office:value-type="float" office:value="55898" calcext:value-type="float">
            <text:p>55898</text:p>
          </table:table-cell>
          <table:table-cell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v</text:p>
          </table:table-cell>
          <table:table-cell table:style-name="ce3" table:formula="of:=ROUND([.G221]/[.$G$2]*[.$M$2];0)" office:value-type="float" office:value="55744" calcext:value-type="float">
            <text:p>55744</text:p>
          </table:table-cell>
          <table:table-cell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ja</text:p>
          </table:table-cell>
          <table:table-cell table:style-name="ce3" table:formula="of:=ROUND([.G222]/[.$G$2]*[.$M$2];0)" office:value-type="float" office:value="55437" calcext:value-type="float">
            <text:p>55437</text:p>
          </table:table-cell>
          <table:table-cell office:value-type="float" office:value="361" calcext:value-type="float">
            <text:p>36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ph</text:p>
          </table:table-cell>
          <table:table-cell table:style-name="ce3" table:formula="of:=ROUND([.G223]/[.$G$2]*[.$M$2];0)" office:value-type="float" office:value="54669" calcext:value-type="float">
            <text:p>54669</text:p>
          </table:table-cell>
          <table:table-cell office:value-type="float" office:value="356" calcext:value-type="float">
            <text:p>35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ya</text:p>
          </table:table-cell>
          <table:table-cell table:style-name="ce3" table:formula="of:=ROUND([.G224]/[.$G$2]*[.$M$2];0)" office:value-type="float" office:value="54055" calcext:value-type="float">
            <text:p>54055</text:p>
          </table:table-cell>
          <table:table-cell office:value-type="float" office:value="352" calcext:value-type="float">
            <text:p>35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wa</text:p>
          </table:table-cell>
          <table:table-cell table:style-name="ce3" table:formula="of:=ROUND([.G225]/[.$G$2]*[.$M$2];0)" office:value-type="float" office:value="53901" calcext:value-type="float">
            <text:p>53901</text:p>
          </table:table-cell>
          <table:table-cell office:value-type="float" office:value="351" calcext:value-type="float">
            <text:p>35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h)</text:p>
          </table:table-cell>
          <table:table-cell table:style-name="ce3" table:formula="of:=ROUND([.G226]/[.$G$2]*[.$M$2];0)" office:value-type="float" office:value="53287" calcext:value-type="float">
            <text:p>53287</text:p>
          </table:table-cell>
          <table:table-cell office:value-type="float" office:value="347" calcext:value-type="float">
            <text:p>34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b</text:p>
          </table:table-cell>
          <table:table-cell table:style-name="ce3" table:formula="of:=ROUND([.G227]/[.$G$2]*[.$M$2];0)" office:value-type="float" office:value="53133" calcext:value-type="float">
            <text:p>53133</text:p>
          </table:table-cell>
          <table:table-cell office:value-type="float" office:value="346" calcext:value-type="float">
            <text:p>34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v)</text:p>
          </table:table-cell>
          <table:table-cell table:style-name="ce3" table:formula="of:=ROUND([.G228]/[.$G$2]*[.$M$2];0)" office:value-type="float" office:value="52366" calcext:value-type="float">
            <text:p>52366</text:p>
          </table:table-cell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lq</text:p>
          </table:table-cell>
          <table:table-cell table:style-name="ce3" table:formula="of:=ROUND([.G229]/[.$G$2]*[.$M$2];0)" office:value-type="float" office:value="51751" calcext:value-type="float">
            <text:p>51751</text:p>
          </table:table-cell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d</text:p>
          </table:table-cell>
          <table:table-cell table:style-name="ce3" table:formula="of:=ROUND([.G230]/[.$G$2]*[.$M$2];0)" office:value-type="float" office:value="51444" calcext:value-type="float">
            <text:p>51444</text:p>
          </table:table-cell>
          <table:table-cell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i)</text:p>
          </table:table-cell>
          <table:table-cell table:style-name="ce3" table:formula="of:=ROUND([.G231]/[.$G$2]*[.$M$2];0)" office:value-type="float" office:value="50984" calcext:value-type="float">
            <text:p>50984</text:p>
          </table:table-cell>
          <table:table-cell office:value-type="float" office:value="332" calcext:value-type="float">
            <text:p>33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g)</text:p>
          </table:table-cell>
          <table:table-cell table:style-name="ce3" table:formula="of:=ROUND([.G232]/[.$G$2]*[.$M$2];0)" office:value-type="float" office:value="50369" calcext:value-type="float">
            <text:p>50369</text:p>
          </table:table-cell>
          <table:table-cell office:value-type="float" office:value="328" calcext:value-type="float">
            <text:p>32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af</text:p>
          </table:table-cell>
          <table:table-cell table:style-name="ce3" table:formula="of:=ROUND([.G233]/[.$G$2]*[.$M$2];0)" office:value-type="float" office:value="49141" calcext:value-type="float">
            <text:p>49141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of</text:p>
          </table:table-cell>
          <table:table-cell table:style-name="ce3" table:formula="of:=ROUND([.G234]/[.$G$2]*[.$M$2];0)" office:value-type="float" office:value="48987" calcext:value-type="float">
            <text:p>48987</text:p>
          </table:table-cell>
          <table:table-cell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l</text:p>
          </table:table-cell>
          <table:table-cell table:style-name="ce3" table:formula="of:=ROUND([.G235]/[.$G$2]*[.$M$2];0)" office:value-type="float" office:value="47759" calcext:value-type="float">
            <text:p>47759</text:p>
          </table:table-cell>
          <table:table-cell office:value-type="float" office:value="311" calcext:value-type="float">
            <text:p>3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ay</text:p>
          </table:table-cell>
          <table:table-cell table:style-name="ce3" table:formula="of:=ROUND([.G236]/[.$G$2]*[.$M$2];0)" office:value-type="float" office:value="47452" calcext:value-type="float">
            <text:p>47452</text:p>
          </table:table-cell>
          <table:table-cell office:value-type="float" office:value="309" calcext:value-type="float">
            <text:p>30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l{</text:p>
          </table:table-cell>
          <table:table-cell table:style-name="ce3" table:formula="of:=ROUND([.G237]/[.$G$2]*[.$M$2];0)" office:value-type="float" office:value="47298" calcext:value-type="float">
            <text:p>47298</text:p>
          </table:table-cell>
          <table:table-cell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go</text:p>
          </table:table-cell>
          <table:table-cell table:style-name="ce3" table:formula="of:=ROUND([.G238]/[.$G$2]*[.$M$2];0)" office:value-type="float" office:value="44073" calcext:value-type="float">
            <text:p>44073</text:p>
          </table:table-cell>
          <table:table-cell office:value-type="float" office:value="287" calcext:value-type="float">
            <text:p>28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n</text:p>
          </table:table-cell>
          <table:table-cell table:style-name="ce3" table:formula="of:=ROUND([.G239]/[.$G$2]*[.$M$2];0)" office:value-type="float" office:value="43459" calcext:value-type="float">
            <text:p>43459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fl</text:p>
          </table:table-cell>
          <table:table-cell table:style-name="ce3" table:formula="of:=ROUND([.G240]/[.$G$2]*[.$M$2];0)" office:value-type="float" office:value="42230" calcext:value-type="float">
            <text:p>42230</text:p>
          </table:table-cell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ys</text:p>
          </table:table-cell>
          <table:table-cell table:style-name="ce3" table:formula="of:=ROUND([.G241]/[.$G$2]*[.$M$2];0)" office:value-type="float" office:value="41770" calcext:value-type="float">
            <text:p>41770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c)</text:p>
          </table:table-cell>
          <table:table-cell table:style-name="ce3" table:formula="of:=ROUND([.G242]/[.$G$2]*[.$M$2];0)" office:value-type="float" office:value="40080" calcext:value-type="float">
            <text:p>40080</text:p>
          </table:table-cell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j</text:p>
          </table:table-cell>
          <table:table-cell table:style-name="ce3" table:formula="of:=ROUND([.G243]/[.$G$2]*[.$M$2];0)" office:value-type="float" office:value="39620" calcext:value-type="float">
            <text:p>3962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}</text:p>
          </table:table-cell>
          <table:table-cell table:style-name="ce3" table:formula="of:=ROUND([.G244]/[.$G$2]*[.$M$2];0)" office:value-type="float" office:value="39466" calcext:value-type="float">
            <text:p>39466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bu</text:p>
          </table:table-cell>
          <table:table-cell table:style-name="ce3" table:formula="of:=ROUND([.G245]/[.$G$2]*[.$M$2];0)" office:value-type="float" office:value="39005" calcext:value-type="float">
            <text:p>39005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f)</text:p>
          </table:table-cell>
          <table:table-cell table:style-name="ce3" table:formula="of:=ROUND([.G246]/[.$G$2]*[.$M$2];0)" office:value-type="float" office:value="38084" calcext:value-type="float">
            <text:p>38084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ht</text:p>
          </table:table-cell>
          <table:table-cell table:style-name="ce3" table:formula="of:=ROUND([.G247]/[.$G$2]*[.$M$2];0)" office:value-type="float" office:value="37009" calcext:value-type="float">
            <text:p>37009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xp</text:p>
          </table:table-cell>
          <table:table-cell table:style-name="ce3" table:formula="of:=ROUND([.G248]/[.$G$2]*[.$M$2];0)" office:value-type="float" office:value="36395" calcext:value-type="float">
            <text:p>36395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ip</text:p>
          </table:table-cell>
          <table:table-cell table:style-name="ce3" table:formula="of:=ROUND([.G249]/[.$G$2]*[.$M$2];0)" office:value-type="float" office:value="36088" calcext:value-type="float">
            <text:p>36088</text:p>
          </table:table-cell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ds</text:p>
          </table:table-cell>
          <table:table-cell table:style-name="ce3" table:formula="of:=ROUND([.G250]/[.$G$2]*[.$M$2];0)" office:value-type="float" office:value="35934" calcext:value-type="float">
            <text:p>35934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aq</text:p>
          </table:table-cell>
          <table:table-cell table:style-name="ce3" table:formula="of:=ROUND([.G251]/[.$G$2]*[.$M$2];0)" office:value-type="float" office:value="35934" calcext:value-type="float">
            <text:p>35934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eg</text:p>
          </table:table-cell>
          <table:table-cell table:style-name="ce3" table:formula="of:=ROUND([.G252]/[.$G$2]*[.$M$2];0)" office:value-type="float" office:value="34859" calcext:value-type="float">
            <text:p>34859</text:p>
          </table:table-cell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)</text:p>
          </table:table-cell>
          <table:table-cell table:style-name="ce3" table:formula="of:=ROUND([.G253]/[.$G$2]*[.$M$2];0)" office:value-type="float" office:value="33784" calcext:value-type="float">
            <text:p>33784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f</text:p>
          </table:table-cell>
          <table:table-cell table:style-name="ce3" table:formula="of:=ROUND([.G254]/[.$G$2]*[.$M$2];0)" office:value-type="float" office:value="33477" calcext:value-type="float">
            <text:p>33477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g</text:p>
          </table:table-cell>
          <table:table-cell table:style-name="ce3" table:formula="of:=ROUND([.G255]/[.$G$2]*[.$M$2];0)" office:value-type="float" office:value="33170" calcext:value-type="float">
            <text:p>33170</text:p>
          </table:table-cell>
          <table:table-cell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lt</text:p>
          </table:table-cell>
          <table:table-cell table:style-name="ce3" table:formula="of:=ROUND([.G256]/[.$G$2]*[.$M$2];0)" office:value-type="float" office:value="32863" calcext:value-type="float">
            <text:p>32863</text:p>
          </table:table-cell>
          <table:table-cell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a</text:p>
          </table:table-cell>
          <table:table-cell table:style-name="ce3" table:formula="of:=ROUND([.G257]/[.$G$2]*[.$M$2];0)" office:value-type="float" office:value="32709" calcext:value-type="float">
            <text:p>32709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oe</text:p>
          </table:table-cell>
          <table:table-cell table:style-name="ce3" table:formula="of:=ROUND([.G258]/[.$G$2]*[.$M$2];0)" office:value-type="float" office:value="32709" calcext:value-type="float">
            <text:p>32709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(m</text:p>
          </table:table-cell>
          <table:table-cell table:style-name="ce3" table:formula="of:=ROUND([.G259]/[.$G$2]*[.$M$2];0)" office:value-type="float" office:value="31634" calcext:value-type="float">
            <text:p>31634</text:p>
          </table:table-cell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vu</text:p>
          </table:table-cell>
          <table:table-cell table:style-name="ce3" table:formula="of:=ROUND([.G260]/[.$G$2]*[.$M$2];0)" office:value-type="float" office:value="31327" calcext:value-type="float">
            <text:p>31327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l(</text:p>
          </table:table-cell>
          <table:table-cell table:style-name="ce3" table:formula="of:=ROUND([.G261]/[.$G$2]*[.$M$2];0)" office:value-type="float" office:value="30406" calcext:value-type="float">
            <text:p>30406</text:p>
          </table:table-cell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ix</text:p>
          </table:table-cell>
          <table:table-cell table:style-name="ce3" table:formula="of:=ROUND([.G262]/[.$G$2]*[.$M$2];0)" office:value-type="float" office:value="29792" calcext:value-type="float">
            <text:p>29792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ed</text:p>
          </table:table-cell>
          <table:table-cell table:style-name="ce3" table:formula="of:=ROUND([.G263]/[.$G$2]*[.$M$2];0)" office:value-type="float" office:value="29024" calcext:value-type="float">
            <text:p>29024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ww</text:p>
          </table:table-cell>
          <table:table-cell table:style-name="ce3" table:formula="of:=ROUND([.G264]/[.$G$2]*[.$M$2];0)" office:value-type="float" office:value="28870" calcext:value-type="float">
            <text:p>28870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tp</text:p>
          </table:table-cell>
          <table:table-cell table:style-name="ce3" table:formula="of:=ROUND([.G265]/[.$G$2]*[.$M$2];0)" office:value-type="float" office:value="28717" calcext:value-type="float">
            <text:p>28717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f</text:p>
          </table:table-cell>
          <table:table-cell table:style-name="ce3" table:formula="of:=ROUND([.G266]/[.$G$2]*[.$M$2];0)" office:value-type="float" office:value="28563" calcext:value-type="float">
            <text:p>28563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bs</text:p>
          </table:table-cell>
          <table:table-cell table:style-name="ce3" table:formula="of:=ROUND([.G267]/[.$G$2]*[.$M$2];0)" office:value-type="float" office:value="27642" calcext:value-type="float">
            <text:p>2764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gl</text:p>
          </table:table-cell>
          <table:table-cell table:style-name="ce3" table:formula="of:=ROUND([.G268]/[.$G$2]*[.$M$2];0)" office:value-type="float" office:value="27181" calcext:value-type="float">
            <text:p>27181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m(</text:p>
          </table:table-cell>
          <table:table-cell table:style-name="ce3" table:formula="of:=ROUND([.G269]/[.$G$2]*[.$M$2];0)" office:value-type="float" office:value="26874" calcext:value-type="float">
            <text:p>26874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xt</text:p>
          </table:table-cell>
          <table:table-cell table:style-name="ce3" table:formula="of:=ROUND([.G270]/[.$G$2]*[.$M$2];0)" office:value-type="float" office:value="26720" calcext:value-type="float">
            <text:p>26720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xi</text:p>
          </table:table-cell>
          <table:table-cell table:style-name="ce3" table:formula="of:=ROUND([.G271]/[.$G$2]*[.$M$2];0)" office:value-type="float" office:value="26567" calcext:value-type="float">
            <text:p>26567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hu</text:p>
          </table:table-cell>
          <table:table-cell table:style-name="ce3" table:formula="of:=ROUND([.G272]/[.$G$2]*[.$M$2];0)" office:value-type="float" office:value="26567" calcext:value-type="float">
            <text:p>26567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j</text:p>
          </table:table-cell>
          <table:table-cell table:style-name="ce3" table:formula="of:=ROUND([.G273]/[.$G$2]*[.$M$2];0)" office:value-type="float" office:value="25185" calcext:value-type="float">
            <text:p>25185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p</text:p>
          </table:table-cell>
          <table:table-cell table:style-name="ce3" table:formula="of:=ROUND([.G274]/[.$G$2]*[.$M$2];0)" office:value-type="float" office:value="24570" calcext:value-type="float">
            <text:p>24570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p(</text:p>
          </table:table-cell>
          <table:table-cell table:style-name="ce3" table:formula="of:=ROUND([.G275]/[.$G$2]*[.$M$2];0)" office:value-type="float" office:value="24110" calcext:value-type="float">
            <text:p>24110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nq</text:p>
          </table:table-cell>
          <table:table-cell table:style-name="ce3" table:formula="of:=ROUND([.G276]/[.$G$2]*[.$M$2];0)" office:value-type="float" office:value="24110" calcext:value-type="float">
            <text:p>24110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ky</text:p>
          </table:table-cell>
          <table:table-cell table:style-name="ce3" table:formula="of:=ROUND([.G277]/[.$G$2]*[.$M$2];0)" office:value-type="float" office:value="23803" calcext:value-type="float">
            <text:p>23803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f</text:p>
          </table:table-cell>
          <table:table-cell table:style-name="ce3" table:formula="of:=ROUND([.G278]/[.$G$2]*[.$M$2];0)" office:value-type="float" office:value="23342" calcext:value-type="float">
            <text:p>23342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sy</text:p>
          </table:table-cell>
          <table:table-cell table:style-name="ce3" table:formula="of:=ROUND([.G279]/[.$G$2]*[.$M$2];0)" office:value-type="float" office:value="22881" calcext:value-type="float">
            <text:p>22881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q</text:p>
          </table:table-cell>
          <table:table-cell table:style-name="ce3" table:formula="of:=ROUND([.G280]/[.$G$2]*[.$M$2];0)" office:value-type="float" office:value="22881" calcext:value-type="float">
            <text:p>22881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j{</text:p>
          </table:table-cell>
          <table:table-cell table:style-name="ce3" table:formula="of:=ROUND([.G281]/[.$G$2]*[.$M$2];0)" office:value-type="float" office:value="20885" calcext:value-type="float">
            <text:p>20885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uo</text:p>
          </table:table-cell>
          <table:table-cell table:style-name="ce3" table:formula="of:=ROUND([.G282]/[.$G$2]*[.$M$2];0)" office:value-type="float" office:value="20731" calcext:value-type="float">
            <text:p>20731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b</text:p>
          </table:table-cell>
          <table:table-cell table:style-name="ce3" table:formula="of:=ROUND([.G283]/[.$G$2]*[.$M$2];0)" office:value-type="float" office:value="19349" calcext:value-type="float">
            <text:p>19349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t(</text:p>
          </table:table-cell>
          <table:table-cell table:style-name="ce3" table:formula="of:=ROUND([.G284]/[.$G$2]*[.$M$2];0)" office:value-type="float" office:value="17967" calcext:value-type="float">
            <text:p>17967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aj</text:p>
          </table:table-cell>
          <table:table-cell table:style-name="ce3" table:formula="of:=ROUND([.G285]/[.$G$2]*[.$M$2];0)" office:value-type="float" office:value="17814" calcext:value-type="float">
            <text:p>17814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fs</text:p>
          </table:table-cell>
          <table:table-cell table:style-name="ce3" table:formula="of:=ROUND([.G286]/[.$G$2]*[.$M$2];0)" office:value-type="float" office:value="17353" calcext:value-type="float">
            <text:p>17353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xe</text:p>
          </table:table-cell>
          <table:table-cell table:style-name="ce3" table:formula="of:=ROUND([.G287]/[.$G$2]*[.$M$2];0)" office:value-type="float" office:value="17046" calcext:value-type="float">
            <text:p>17046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sm</text:p>
          </table:table-cell>
          <table:table-cell table:style-name="ce3" table:formula="of:=ROUND([.G288]/[.$G$2]*[.$M$2];0)" office:value-type="float" office:value="17046" calcext:value-type="float">
            <text:p>17046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hy</text:p>
          </table:table-cell>
          <table:table-cell table:style-name="ce3" table:formula="of:=ROUND([.G289]/[.$G$2]*[.$M$2];0)" office:value-type="float" office:value="16892" calcext:value-type="float">
            <text:p>16892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)b</text:p>
          </table:table-cell>
          <table:table-cell table:style-name="ce3" table:formula="of:=ROUND([.G290]/[.$G$2]*[.$M$2];0)" office:value-type="float" office:value="16585" calcext:value-type="float">
            <text:p>16585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b)</text:p>
          </table:table-cell>
          <table:table-cell table:style-name="ce3" table:formula="of:=ROUND([.G291]/[.$G$2]*[.$M$2];0)" office:value-type="float" office:value="16585" calcext:value-type="float">
            <text:p>16585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oq</text:p>
          </table:table-cell>
          <table:table-cell table:style-name="ce3" table:formula="of:=ROUND([.G292]/[.$G$2]*[.$M$2];0)" office:value-type="float" office:value="15817" calcext:value-type="float">
            <text:p>15817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eb</text:p>
          </table:table-cell>
          <table:table-cell table:style-name="ce3" table:formula="of:=ROUND([.G293]/[.$G$2]*[.$M$2];0)" office:value-type="float" office:value="15510" calcext:value-type="float">
            <text:p>15510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 table:number-rows-repeated="85">
          <table:table-cell table:number-columns-repeated="13"/>
        </table:table-row>
        <table:table-row table:style-name="ro1">
          <table:table-cell table:number-columns-repeated="7"/>
          <table:table-cell office:value-type="float" office:value="8414947" calcext:value-type="float">
            <text:p>8414947</text:p>
          </table:table-cell>
          <table:table-cell office:value-type="float" office:value="225947" calcext:value-type="float">
            <text:p>225947</text:p>
          </table:table-cell>
          <table:table-cell table:formula="of:=([.I379]+[.H379])/2" office:value-type="float" office:value="4320447" calcext:value-type="float">
            <text:p>4320447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J379]/[.H379]" office:value-type="float" office:value="0.513425337081743" calcext:value-type="float">
            <text:p>0.513425337081743</text:p>
          </table:table-cell>
          <table:table-cell table:formula="of:=[.J379]/[.I379]" office:value-type="float" office:value="19.1215063709631" calcext:value-type="float">
            <text:p>19.1215063709631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table:formula="of:=f37k1:p1048576k1:[.M1048576]+40*[.I379]" office:value-type="string" office:string-value="" calcext:value-type="error">
            <text:p>#NAME?</text:p>
          </table:table-cell>
          <table:table-cell/>
          <table:table-cell table:formula="of:=[.H384]/4" office:value-type="string" office:string-value="" calcext:value-type="error">
            <text:p>#NAME?</text:p>
          </table:table-cell>
          <table:table-cell table:number-columns-repeated="3"/>
        </table:table-row>
        <table:table-row table:style-name="ro1" table:number-rows-repeated="2149">
          <table:table-cell table:number-columns-repeated="13"/>
        </table:table-row>
        <table:table-row table:style-name="ro1">
          <table:table-cell table:number-columns-repeated="12"/>
          <table:table-cell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8:19:37.568413133</meta:creation-date>
    <dc:date>2020-12-04T00:43:18.912681516</dc:date>
    <meta:editing-duration>PT5H17M35S</meta:editing-duration>
    <meta:editing-cycles>3</meta:editing-cycles>
    <meta:generator>LibreOffice/6.1.5.2$Linux_X86_64 LibreOffice_project/10$Build-2</meta:generator>
    <meta:document-statistic meta:table-count="1" meta:cell-count="1172" meta:object-count="0"/>
  </office:meta>
</office:document-meta>
</file>